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1.639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4165in"/>
    </style:style>
    <style:style style:name="co6" style:family="table-column">
      <style:table-column-properties fo:break-before="auto" style:column-width="2.0555in"/>
    </style:style>
    <style:style style:name="co7" style:family="table-column">
      <style:table-column-properties fo:break-before="auto" style:column-width="2.4445in"/>
    </style:style>
    <style:style style:name="co8" style:family="table-column">
      <style:table-column-properties fo:break-before="auto" style:column-width="3.1252in"/>
    </style:style>
    <style:style style:name="co9" style:family="table-column">
      <style:table-column-properties fo:break-before="auto" style:column-width="2.0835in"/>
    </style:style>
    <style:style style:name="co11" style:family="table-column">
      <style:table-column-properties fo:break-before="auto" style:column-width="0.872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1" table:number-columns-repeated="1015" table:default-cell-style-name="Default"/>
        <table:table-row table:style-name="ro2">
          <table:table-cell office:value-type="string">
            <text:p>_id</text:p>
          </table:table-cell>
          <table:table-cell office:value-type="string">
            <text:p>id_bank</text:p>
          </table:table-cell>
          <table:table-cell office:value-type="string">
            <text:p>id_city</text:p>
          </table:table-cell>
          <table:table-cell office:value-type="string">
            <text:p>address</text:p>
          </table:table-cell>
          <table:table-cell office:value-type="string">
            <text:p>time</text:p>
          </table:table-cell>
          <table:table-cell office:value-type="string">
            <text:p>position</text:p>
          </table:table-cell>
          <table:table-cell office:value-type="string">
            <text:p>type</text:p>
          </table:table-cell>
          <table:table-cell office:value-type="string">
            <text:p>lat</text:p>
          </table:table-cell>
          <table:table-cell office:value-type="string">
            <text:p>long</text:p>
          </table:table-cell>
          <table:table-cell office:value-type="string">
            <text:p>comment</text:p>
          </table:table-cell>
          <table:table-cell table:number-columns-repeated="1014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string">
            <text:p>ул. В. Хромых, 21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string">
            <text:p>ул. Ленина, 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Управление по добыче газ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ул. Карла Маркса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ул. Крымская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ул. Ленина, 4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остановка "Универсам"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пр. Ленина, 5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ул. Интернациональная, 10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string">
            <text:p>ул. Киевская, 19/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string">
            <text:p>ул. Революции, 5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ул. Революции, 61/4/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string">
            <text:p>ул. Токарев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ул. Фрунзе, 1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ул. Фрунзе, 65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ул. Карла Маркса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table:number-columns-repeated="2" office:value-type="float" office:value="5">
            <text:p>5</text:p>
          </table:table-cell>
          <table:table-cell table:style-name="ce2" office:value-type="string">
            <text:p>ул. Кирова, 4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ул. Курсантов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ул. Ленина, 17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ул. Набережн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ул. Садовая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пр. Генерала Острякова, 123 Г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пр. Генерала Острякова, 16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пр. Героев Сталинграда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пр. Героев Сталинграда, 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пр. Октябрьской Революции, 4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ул. Большая Морская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ул. Большая Морская, 2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ул. Большая Морская, 28</text:p>
          </table:table-cell>
          <table:table-cell office:value-type="string">
            <text:p>Круглосуточно</text:p>
          </table:table-cell>
          <table:table-cell office:value-type="string">
            <text:p>Холл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ул. Гагарина, 10 В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ул. Генерала Петрова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ул. Генерала Петрова, 1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ул. Героев Севастополя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ул. Курчатова, 1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ул. Ленина, 4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ул. Маяковского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ул. Рыбаков, 5</text:p>
          </table:table-cell>
          <table:table-cell office:value-type="string">
            <text:p>Круглосуточно</text:p>
          </table:table-cell>
          <table:table-cell office:value-type="string">
            <text:p>Холл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Евпаторийское шоссе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Евпаторийское шоссе, 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пер. Пионерский, 2/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пер. Пионерский, 2/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пр. Кирова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пр. Кирова, 6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Гагарин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Гагарина, 35</text:p>
          </table:table-cell>
          <table:table-cell office:value-type="string">
            <text:p>Круглосуточно</text:p>
          </table:table-cell>
          <table:table-cell office:value-type="string">
            <text:p>Холл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ул. И. Франка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ул. Карла Маркса, 4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ул. Карла Маркса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ул. Маршала Жуковского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Мате Залки / Киевская, 1/9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ул. Павленко, 5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Пушкина, 7</text:p>
          </table:table-cell>
          <table:table-cell office:value-type="string">
            <text:p>Круглосуточно</text:p>
          </table:table-cell>
          <table:table-cell office:value-type="string">
            <text:p>Холл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Пушкина, 7/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Севастопольская, 5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ул. Стахановцев, 2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ул. Турецкая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ул. Ценского / Турецкая, 12/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Элеваторная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ул. Ленина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ул. Земская / Карла Либкнехта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ул. Земская / Карла Либкнехта, 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2" office:value-type="string">
            <text:p>ул. Карла Либнекхта, 10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ул. Коробкова, 2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ул. Советская-Назукин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ул. Федько (ост."Динамо")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ул. Федько (ост."К. Украина")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База Бурения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ул. Ломоносов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Набережная Ленина, 15/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Набережная Ленина, 15/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ул. Гоголя, 24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2" office:value-type="string">
            <text:p>ул. Игнатенко, 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ул. Киевская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ул. Киевская, 36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ул. Киевская, 5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ул. Московская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ул. Пушкинская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ул. Садовая (остановка)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ул. Ленина, 12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ул. Пролетарс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ул. Пролетарская, 26/2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ул. Ленина, 12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Гневанское шоссе, 7 км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Немировское шоссе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пл. Героев Сталинграда (остановка)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пр. Космонавтов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7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78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пр. Юности, 20/7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пр. Юности, 43 А</text:p>
          </table:table-cell>
          <table:table-cell office:value-type="string">
            <text:p>07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ce2" office:value-type="string">
            <text:p>пр. Юности/Келецкая, 10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ул. 40-летия Победы </text:p>
          </table:table-cell>
          <table:table-cell office:value-type="string">
            <text:p>08:00 - 23:00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600-летия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ул. Архитектора Артынова, 38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ул. Гогол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4"/>
          <table:table-cell table:number-columns-repeated="1015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Гоголя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ул. Ивана Богуна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ул. Карбышева, 2</text:p>
          </table:table-cell>
          <table:table-cell office:value-type="string">
            <text:p>10:00 - 23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Келецкая, 12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Келецкая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Келецкая, 6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ул. Келецкая, 78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ул. Киевская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Киевская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ул. Киевская, 38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ул. Киевская, 45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ул. Козицкого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Козицкого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ул. Красноармейска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ул. Лебединского, 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Папанина, 1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Пирогова, 1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ул. Пирогова, 23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ул. Пирогов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Пирогова, 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Пирогова, 56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ул. Пирогова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ул. Пирогов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Пирогова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ул. Привокзальная, 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ул. Соборная, 7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ул. Соборная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ул. Соборная, 8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ул. Тарногродского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Театральная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Театральн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Театральная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Фрунзе, 5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Чехова, 7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Хмельницкое шоссе, 9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Хмельницкое шоссе, 9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ул. Гагарина, 24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ул. Октябрь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ул. Завод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ул. Богдана Хмельницкого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ул. Горького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ул. Киевская, 1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ул. Центральн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ул. Шевченко, 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ул. Киевская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ул. Киевская, 3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ул. Ставицкая, 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ул. Криворучк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ул. Ленина, 3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ул. Ленина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ул. Ленина, 5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ул. Независимости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ул. 1-го Мая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ул. Ковельская, 7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ул. Ковельская,12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ул. Луцкая, 2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ул. Независимости, 10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ул. Независимости, 1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style-name="ce2" office:value-type="string">
            <text:p>ул. Независимости, 5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ул. Шевченко, 2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бул. Дружбы Народов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пр. Воли, 1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пр. Воли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string">
            <text:p>пр. Воли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style-name="ce2" office:value-type="string">
            <text:p>пр. Воли, 1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пр. Воли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пр. Воли, 3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пр. Воли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пр. Воли, 5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пр. Воли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пр. Грушев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пр. Соборности, 3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пр. Соборности, 43</text:p>
          </table:table-cell>
          <table:table-cell office:value-type="string">
            <text:p>Круглосуточно</text:p>
          </table:table-cell>
          <table:table-cell office:value-type="string">
            <text:p>Наружный (тер-я предприятия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ул. Винниченка, 2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style-name="ce2" office:value-type="string">
            <text:p>ул. Винниченка, 5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ул. Гилака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ул. Задворец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 (тер-я предприяти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ул. Ковельская, 150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ул. Конякина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ул. Леси Украинки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ул. Леси Украинки, 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ул. Ровенская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ул. Ровенская, 52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ул. Ровенская, 8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ул. Словацкого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ул. Словацкого, 12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string">
            <text:p>ул. Словацкого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ул. Степана Бандеры, 1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бул. Шевченка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ул. 15-й микрорайон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ул. Луцкая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Прилесное</text:p>
          </table:table-cell>
          <table:table-cell office:value-type="string">
            <text:p>Круглосуточно</text:p>
          </table:table-cell>
          <table:table-cell office:value-type="string">
            <text:p>Наружный (тер-я предприяти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ул. Европей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ул. Европей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ул. Европей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string">
            <text:p>ул. Ровенская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ул. Харьковская, 3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ул. Шахтер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ул. Шахтерская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пр. Ленина, 3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пр. Ленина, 4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пр. Ленина, 4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пр. Ленина, 4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string">
            <text:p>пр. Ленина, 4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2" office:value-type="string">
            <text:p>ул. Ленина, 5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ул. Медицинская, 1/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string">
            <text:p>ул. Медицинская, 1/11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ул. Строителей, 2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ул. Сыровца, 23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ул. Сыровца, 27/29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бул. Европейский, 1 Д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бул. Звездный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Донецкое шоссе, 9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Запорожское шоссе, 5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ер. Л. Мокиевской, 6 А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ер. Парусный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2" office:value-type="string">
            <text:p>пер. Парусный, 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пл. Европейская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л. Октябрьская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пр. Гагарина, 1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Гагарина, 1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пр. Гагарина, 17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Гагарина, 31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string">
            <text:p>пр. Гагарина, 70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пр. Гагарина, 7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р. Гагарина, 8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пр. Гагарина, 9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пр. Газеты "Правда"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пр. Газеты "Правда"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пр. Газеты "Правда", 4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пр. Газеты "Правда", 6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р. Героев, 1 С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пр. Героев, 11 Л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пр. Героев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10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27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34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4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5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82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8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пр. Кирова, 1/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пр. Кирова, 1/9</text:p>
          </table:table-cell>
          <table:table-cell office:value-type="string">
            <text:p>09:00 - 21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Кирова, 1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пр. Кирова, 1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р. Кирова, 5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пр. Правды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р. Правды, 76/7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Пушкина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пр. Пушкина, 1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пр. Пушкина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2" office:value-type="string">
            <text:p>Станция метро "Вокзальная"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2" office:value-type="string">
            <text:p>Станция метро "Коммунаровская"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2" office:value-type="string">
            <text:p>Станция метро "Проспект Свободы" 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Фабрика, завод, организация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ул. 20-летия Победы, 43 Д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ул. Артема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Артема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ул. Артема, 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Артема, 9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ул. Базовая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Боброва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Буковинская, 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Героев Сталинграда, 11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Героев Сталинграда, 118 Д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Глинки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ул. Глинки, 2</text:p>
          </table:table-cell>
          <table:table-cell office:value-type="string">
            <text:p>09:00 - 23:59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ул. Глинки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Горького, 10/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Горького, 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Горького, 2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Гули Королевой, 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ул. Жуковского, 2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Журналистов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string">
            <text:p>ул. Инженерная, 2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/>
          <table:table-cell table:style-name="ce2"/>
          <table:table-cell table:number-columns-repeated="1015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2" office:value-type="string">
            <text:p>ул. Карла Либнехта, 4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2" office:value-type="string">
            <text:p>ул. Карла Маркса, 7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ул. Коминтерн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Коммунаровска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ул. Короленко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Косиора, 29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Космическая, 25 Д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ул. Курсантская, 3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2" office:value-type="string">
            <text:p>ул. Курчатова, 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Ленина, 2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string">
            <text:p>ул. Ленина, 3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Ленин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ул. Ливарная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2" office:value-type="string">
            <text:p>ул. Малиновского, 6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Маршала Малиновского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Метростроевская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Миронова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Миронова, 5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ул. Набережная Ленина, 2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Набережная Победы, 5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string">
            <text:p>ул. Нижнеднепровская, 17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ул. Нижнеднепровская, 17</text:p>
          </table:table-cell>
          <table:table-cell office:value-type="string">
            <text:p>10:00 - 22:00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/>
          <table:table-cell table:style-name="ce2"/>
          <table:table-cell table:number-columns-repeated="1015"/>
        </table:table-row>
        <table:table-row table:style-name="ro6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Новокрымская, 3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/>
          <table:table-cell table:style-name="ce2"/>
          <table:table-cell table:number-columns-repeated="1015"/>
        </table:table-row>
        <table:table-row table:style-name="ro6"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string">
            <text:p>ул. Паникахи, 5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Пастер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Пастер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ул. Петровского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ул. Поля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Рабочая, 15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Рабочая, 16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Рогалёва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string">
            <text:p>ул. Серов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2" office:value-type="string">
            <text:p>ул. Столярова, 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ул. Титова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Титова, 1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Титова, 3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Титова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ул. Титова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Ударников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2" office:value-type="string">
            <text:p>ул. Ударников, 5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ул. Харьковская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Херсонская, 2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Центральная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Челюскина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Чкалова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ул. Чкалова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string">
            <text:p>ул. Шевченко, 5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ул. Шмидт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ул. Южн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string">
            <text:p>ул. Теплич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ул. Гагарина, 10/4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ул. Горького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ул. Железнодорожная, 1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ул. Кропоткина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ул. Петровского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ул. Петровского, 64/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ул. Строителей, 1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ул. Ленин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бул. Вечерний, 3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м-н 4-й Заречный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м-н 4-й Заречный, 20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м-н 5-й Заречный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м-н 5-й Заречный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м-н Солнечный, 60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пл. Освобождени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л. Освобождения, 1 К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пр. 200-летия Кривого Рога, 7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200-летия Кривого Рога, 7 Д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30-летия Победы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пр. Гагарина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пр. Гагарина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пр. Гагарина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пр. Гагарина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пр. Гагарина, 25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пр. Гагарина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Гагарина, 4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пр. Гагарина, 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Гагарина, 6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25/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2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3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48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4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string">
            <text:p>пр. Металлургов, 2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пр. Металлургов, 2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пр. Металлургов, 36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пр. Металлургов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Металлургов, 9/6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. Мира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пр. Мира, 7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Мира, 7/3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пр. Южный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Южный, 27/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пр. Южный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23-го февраля, 16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50-летия Октября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Водопьянов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Волгоградская, 1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ул. Волгоградская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Есенин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Кимовская, 5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Кириленко, 17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Косиора, 1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Косиора, 5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style-name="ce2" office:value-type="string">
            <text:p>ул. Костенко, 15/10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string">
            <text:p>ул. Костенко, 1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ул. Кремлевская, 21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Кремлевская, 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Ленина, 5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Лермонтова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Лермонтова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Лисового, 1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Мелешкина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Мелешкина, 1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Мелешкина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ул. Мусоргского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Мусоргского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Мусоргского, 1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Мусоргского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ул. Окружная, 12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кассы 1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кассы 2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холл 1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холл 2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18/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5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Симбирцева, 1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Тбилис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Тухачевского, 6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ул. Тухачевского, 7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Цимлян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ул. Совет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ул. Советская, 7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string">
            <text:p>ул. Ленина, 6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string">
            <text:p>пр. Трубников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пр. Трубников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пр. Трубников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пр. Трубников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пр. Трубников, 3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пр. Электрометаллургов, 30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ул. Богуна, 4</text:p>
          </table:table-cell>
          <table:table-cell office:value-type="string">
            <text:p>09:00 - 23:59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ул. Херсонская, 38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ул. Шевченко, 172/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ул. Шевченко, 17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ул. Шевченко, 2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ул. Победы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ул. Советская, 33/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Гагарина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ул. Горького, 145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string">
            <text:p>ул. Горького, 16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ул. Карла Маркса, 1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ул. Карла Маркса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Карла Маркса, 7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string">
            <text:p>ул. Карла Маркса, 8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ул. Ленина, 10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style-name="ce2" office:value-type="string">
            <text:p>ул. Ленина, 62/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ул. Ленина, 9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Новая, 2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Степного Фронта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Челюскинцев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ул. Шевченко, 1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ул. Шевченко, 118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ул. Шевченко, 1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Шевченко, 7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Шевченко, 7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ул. 40-летия Октября, 5 Ж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ул. Южн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ул. Александрийская, 6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ул. Пушкина, 1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string">
            <text:p>ул. 50-летия Октября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ул. Богмы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string">
            <text:p>ул. Исполкомовская, 66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string">
            <text:p>ул. Мира, 26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string">
            <text:p>ул. Заводская, 1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ул. Харьковская, 2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string">
            <text:p>ул. Кооперативн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string">
            <text:p>ул. Ленина, 9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table:style-name="ce3" office:value-type="string">
            <text:p>ул. Ленина, 6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string">
            <text:p>ул. Артема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ул. Артема, 53/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ул. Артема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ул. Воров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string">
            <text:p>ул. Воровског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ул. Горбатова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ул. Кирова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ул. Леваневского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style-name="ce2" office:value-type="string">
            <text:p>ул. Ленина, 1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string">
            <text:p>ул. Ленина, 13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ул. Советская, 6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ул. Юбилейная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ул. Ленина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ул. Ленин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пр. Ленина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пр. Ленина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пр. Ленина, 21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string">
            <text:p>пр. Победы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пр. Победы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пр. Победы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Болотников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Вавилова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ул. Гагарина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ул. Гагарина, 46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ул. Катеринича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ул. Катеринич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Колесниченк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style-name="ce2" office:value-type="string">
            <text:p>ул. Победы, 7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Политехническая, 5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Пражская, 10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ул. Хлебозавод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Энергетиче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string">
            <text:p>ул. Терриконн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string">
            <text:p>ул. 50-летия Октября, 2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string">
            <text:p>ул. Дзержинского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м-н Солнечный, 30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пр. Победы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пр. Победы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string">
            <text:p>бул. Пушкина, 2 А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бул. Пушкина, 2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string">
            <text:p>бул. Пушкина, 2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бул. Пушкина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бул. Пушкина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string">
            <text:p>бул. Пушкин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бул. Шевченко, 10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бул. Шевченко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бул. Шевченко, 4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бул. Шевченко, 58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бул. Шевченко, 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бул. Шевченко, 8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пл. Коммунаров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string">
            <text:p>пл. Коммунаров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string">
            <text:p>пл. Конституции, 1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string">
            <text:p>пр. Богдана Хмельницкого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пр. Гринкевича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пр. Гуров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2" office:value-type="string">
            <text:p>пр. Ильича, 1/119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пр. Ильича, 19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пр. Ильича, 19 Е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пр. Ильича, 21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пр. Ильича, 21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пр. Ильич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пр. Киевский, 2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string">
            <text:p>пр. Киевский, 4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пр. Киевский, 73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2" office:value-type="string">
            <text:p>пр. Комсомольский, 1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string">
            <text:p>пр. Лагутенко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пр. Ленинский, 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пр. Ленинский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пр. Ленинский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пр. Мира, 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пр. Мира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. Мир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пр. Павших Коммунаров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пр. Панфилова, 15 И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пр. Панфилова, 21, корп.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пр. Панфилова, 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string">
            <text:p>пр. Панфилова, 86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2" office:value-type="string">
            <text:p>пр-т Киевский, 73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1-я Александровка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2" office:value-type="string">
            <text:p>ул. 25-летия РККА, 3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ул. Артема, 100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Артема, 1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ул. Артема, 1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2" office:value-type="string">
            <text:p>ул. Артема, 143 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Артема, 1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Артема, 169 Г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Артема, 169 С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Артема, 17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ул. Артема, 173 А</text:p>
          </table:table-cell>
          <table:table-cell office:value-type="string">
            <text:p>08:45 - 17:00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ул. Артема, 204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Артема, 28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ул. Артема, 4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Артема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ул. Артема, 75/7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string">
            <text:p>ул. Артема, 9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Бахметьева, 46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Бахметьева, 4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Бехтерева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Взлетн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Ельниц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Звягильского, 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Земледельческая, 3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Ивана Ткаченко, 1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Ивана Ткаченко, 12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ул. Киров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Клиническая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Коммунаров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Майская, 86 А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Октября, 26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Петровского, 7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Полоцкая, 11</text:p>
          </table:table-cell>
          <table:table-cell office:value-type="string">
            <text:p>Круглосуточно</text:p>
          </table:table-cell>
          <table:table-cell office:value-type="string">
            <text:p>Холл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Постышева, 1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Постышева, 1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ул. Постышева, 137 А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string">
            <text:p>ул. Постышева, 8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string">
            <text:p>ул. Постышева, 8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ул. Постышева, 8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2" office:value-type="string">
            <text:p>ул. Пушкина, 20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ул. Розы Люксембург, 12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ул. Розы Люксембург, 84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string">
            <text:p>ул. Соколиная, 1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ул. Соколиная, 38</text:p>
          </table:table-cell>
          <table:table-cell office:value-type="string">
            <text:p>07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Соколиная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string">
            <text:p>ул. Софийск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Софий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Стадионная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Стадионная, 3 Д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ул. Стадионная, 3 Д</text:p>
          </table:table-cell>
          <table:table-cell office:value-type="string">
            <text:p>07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ул. Текстильщиков, 8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Терешковой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ул. Туполева, 7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1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2" office:value-type="string">
            <text:p>ул. Университетская, 46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7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Фабричная, б\н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string">
            <text:p>ул. Челюскинцев, 16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Челюскинцев, 163 А</text:p>
          </table:table-cell>
          <table:table-cell office:value-type="string">
            <text:p>09:00 - 23:00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string">
            <text:p>ул. Челюскинцев, 17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ул. Челюскинцев, 69 А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Шахта им. Засядько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ул. Ленина, 2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ул. Ленин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пр. Горняков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пр. Металлургов, 65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string">
            <text:p>ул. Ленина, 10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ул. Ленина, 9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ул. Магистральн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Шахта "Ждановская"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пр. Ломоносова, 1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бул. Краматорский, 14</text:p>
          </table:table-cell>
          <table:table-cell office:value-type="string">
            <text:p>08:00 - 20:59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завод "Энергомашспецсталь"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пр. Мира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string">
            <text:p>ул. Вознесенского, 2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string">
            <text:p>ул. Вознесенского, 3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table:style-name="ce2" office:value-type="string">
            <text:p>ул. Дворцова, 3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string">
            <text:p>ул. Марата, 14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ул. Орджоникидзе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ул. Орджоникидзе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ул. Совхозная, 15</text:p>
          </table:table-cell>
          <table:table-cell office:value-type="string">
            <text:p>Круглосуточно</text:p>
          </table:table-cell>
          <table:table-cell office:value-type="string">
            <text:p>Наружны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ул. Хмельницкого, 13/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ул. Хмельницкого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string">
            <text:p>ул. Шкадинова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string">
            <text:p>пр. Шахтостроителей, 1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пр. Шахтостроителей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string">
            <text:p>ул. Горького, 5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table:style-name="ce2" office:value-type="string">
            <text:p>ул. Днепропетровская, 3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table:style-name="ce2" office:value-type="string">
            <text:p>ул. Шахтостроителей, 1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ул. <text:s/>Магистральная, 62 Д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ул. Рабочая, 15 В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пр. Генерала Данилова, 71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пр. Ленина / ул. Артема, б/н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пр. Ленина, 41/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string">
            <text:p>пр. Ленина, 57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string">
            <text:p>пр. Ленина, 6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пр. Ленина, 69/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string">
            <text:p>ул. 250-летия Донбасса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ул. 50-летия СССР, 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ул. Державина, 2</text:p>
          </table:table-cell>
          <table:table-cell office:value-type="string">
            <text:p>07:30 - 19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table:style-name="ce2" office:value-type="string">
            <text:p>ул. Ленина, 59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ул. Москов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ул. Московская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string">
            <text:p>ул. Московская, 29/4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ул. Московская, 6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ул. Патона, 1/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ул. Победы, б/н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ул. Советская, 21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ул. Энгельса, 13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ул. Ярошенко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Ильича, 1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string">
            <text:p>пр. Ленина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Ленин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string">
            <text:p>пр. Ленина, 23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Ленина, 67/3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пр. Ленина, 7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string">
            <text:p>пр. Ленина, 75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пр. Ленина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string">
            <text:p>пр. Ленина, 87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Металлургов, 155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р. Металлургов, 6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string">
            <text:p>пр. Металлургов, 9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пр. Нахимова, 116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Победы, 32/4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р. Победы, 9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Строителей, 125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60-летия СССР, 16/1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style-name="ce2" office:value-type="string">
            <text:p>ул. Артема, 3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string">
            <text:p>ул. Греческая, 3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Киевская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Мамина Сибиряка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Машиностроителей,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Машиностроителей,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Машиностроителей,1</text:p>
          </table:table-cell>
          <table:table-cell office:value-type="string">
            <text:p>10:00 - 18:00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Машиностроителей,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ул. Энгельс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пр. Ворошилова, 4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пр. 40-летия Октября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пр. 40-летия Октября, 46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ул. Новогродовская, 1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ул. Новогродовская, 1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ул. Шахтная, 1</text:p>
          </table:table-cell>
          <table:table-cell office:value-type="string">
            <text:p>10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ул. Шахтная, 1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ул. Шахтн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ул. Чапаева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Шахта "Пионер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string">
            <text:p>ул. Дзержинского, 42</text:p>
          </table:table-cell>
          <table:table-cell office:value-type="string">
            <text:p>Круглосуточно</text:p>
          </table:table-cell>
          <table:table-cell office:value-type="string">
            <text:p>1-й этаж (Зона 24)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ул. Первомайская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ул. Минеральная, 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string">
            <text:p>ул. Почтовая, 8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string">
            <text:p>ул. Солянников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office:value-type="string">
            <text:p>ул. Украинского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string">
            <text:p>ул. Северная, 1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string">
            <text:p>ул. Карла Маркс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string">
            <text:p>ул. Карла Маркса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string">
            <text:p>ул. Карла Маркса, 4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string">
            <text:p>ул. Карла Маркса, 7</text:p>
          </table:table-cell>
          <table:table-cell office:value-type="string">
            <text:p>Круглосуточно</text:p>
          </table:table-cell>
          <table:table-cell office:value-type="string">
            <text:p>2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style-name="ce2" office:value-type="string">
            <text:p>пгт. Черкассий</text:p>
          </table:table-cell>
          <table:table-cell table:style-name="ce2" office:value-type="string">
            <text:p>08:00 - 20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 office:value-type="string">
            <text:p>ул. Золочев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string">
            <text:p>ул. Карла Маркс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style-name="ce2" office:value-type="string">
            <text:p>ул. Комяхова, 71</text:p>
          </table:table-cell>
          <table:table-cell table:style-name="ce2" office:value-type="string">
            <text:p>07:00 - 22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style-name="ce2" office:value-type="string">
            <text:p>ул. Ленина, 4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string">
            <text:p>ул. Ленина, 5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ул. Октябрьской революции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 office:value-type="string">
            <text:p>ул. Павлова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string">
            <text:p>ул. Шевченко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string">
            <text:p>ул. Юных Коммунар, 8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string">
            <text:p>ул. Дзержинского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88">
            <text:p>88</text:p>
          </table:table-cell>
          <table:table-cell office:value-type="string">
            <text:p>ул. Лермонтов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88">
            <text:p>88</text:p>
          </table:table-cell>
          <table:table-cell office:value-type="string">
            <text:p>ул. Октябрьская, 1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88">
            <text:p>88</text:p>
          </table:table-cell>
          <table:table-cell office:value-type="string">
            <text:p>ул. Октябрьская, 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string">
            <text:p>ул. Баумана, 17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string">
            <text:p>ул. Набережная, 7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ул. Трифонова, 8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ул. Южнодонбасская, 1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string">
            <text:p>ул. Железнодорожная, 5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string">
            <text:p>ул. Октябрь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string">
            <text:p>ул. Октябрьская, 1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string">
            <text:p>2-й микрорайон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м-н Металлурго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table:style-name="ce2" office:value-type="string">
            <text:p>ул. Вокзальная, 68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string">
            <text:p>ул. Краснознаменная, 16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ул. Октябрьская, 4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ул. Филатов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ул. Шалимова, 1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string">
            <text:p>ул. Шалимов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string">
            <text:p>Шахта "Иловайская"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ул. Кирова, 37</text:p>
          </table:table-cell>
          <table:table-cell office:value-type="string">
            <text:p>Круглосуточно</text:p>
          </table:table-cell>
          <table:table-cell office:value-type="string">
            <text:p>2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ул. Крупской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ул. Ленина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ул. Радищева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ул. Суворова, 26</text:p>
          </table:table-cell>
          <table:table-cell office:value-type="string">
            <text:p>Круглосуточно</text:p>
          </table:table-cell>
          <table:table-cell office:value-type="string">
            <text:p>2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Шахта "Шахтерская Глубокая"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пгт. Широкое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string">
            <text:p>пл. Соборная, 1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string">
            <text:p>пр. Соборный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string">
            <text:p>ул. Володарского, 6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ул. Карла Либкнехта, 3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string">
            <text:p>ул. Шевченк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пл. Победы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string">
            <text:p>пл. Победы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string">
            <text:p>пл. Путятинская, 1/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пр. Мира, 1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ул. Баранова, 12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string">
            <text:p>ул. Большая Бердичевс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style-name="ce2" office:value-type="string">
            <text:p>ул. Большая Бердичевская, 28/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style-name="ce2" office:value-type="string">
            <text:p>ул. Ватутина, 17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string">
            <text:p>ул. Витрука, 9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ул. Киевская, 10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ул. Киевская, 10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style-name="ce2" office:value-type="string">
            <text:p>ул. Киевская, 2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string">
            <text:p>ул. Киевская, 2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string">
            <text:p>ул. Киевская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style-name="ce2" office:value-type="string">
            <text:p>ул. Киевская, 77</text:p>
          </table:table-cell>
          <table:table-cell table:style-name="ce2" office:value-type="string">
            <text:p>08:00 - 22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string">
            <text:p>ул. Королёва, 15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ул. Львовская, 2-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string">
            <text:p>ул. Михайловс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ул. Победы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ул. Согласия, 3/7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ул. Театральна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string">
            <text:p>ул. Черняховского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office:value-type="string">
            <text:p>ул. Щорса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ул. Щорса, 5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table:style-name="ce4" office:value-type="string">
            <text:p>Бердичевское шоссе, 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table:style-name="ce2" office:value-type="string">
            <text:p>ул. Грушевского, 3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table:style-name="ce2" office:value-type="string">
            <text:p>ул. Кирова, 30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string">
            <text:p>ул. Красина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string">
            <text:p>ул. Октябрьская, 11 Б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ул. Большевицкая, 10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string">
            <text:p>ул. Кантимиров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ул. Шевченко, 28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string">
            <text:p>ул. Шевченко, 37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string">
            <text:p>ул. Шевченко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>
            <text:p>ул. Советская, 4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ул. Богдана Хмельницкого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string">
            <text:p>ул. Бурды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string">
            <text:p>ул. Кошута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string">
            <text:p>ул. Белецк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string">
            <text:p>пл. Мира, 18/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string">
            <text:p>ул. Беляева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string">
            <text:p>ул. Духнович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108">
            <text:p>108</text:p>
          </table:table-cell>
          <table:table-cell office:value-type="string">
            <text:p>ул. Космонавта Беляева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string">
            <text:p>ул. Мир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string">
            <text:p>ул. Новый Пассаж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уристические учреждения и маршруты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table:style-name="ce2" office:value-type="string">
            <text:p>ул. Пушкина, 1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string">
            <text:p>ул. Пушкина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string">
            <text:p>ул. Главная, 5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string">
            <text:p>ул. Освобождения, 9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string">
            <text:p>санаторий "Квитка Полонины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string">
            <text:p>ул. Ленина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ул. Ленина, 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string">
            <text:p>пл. Кирила и Мефоди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string">
            <text:p>пл. Корятовича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13">
            <text:p>113</text:p>
          </table:table-cell>
          <table:table-cell office:value-type="string">
            <text:p>пл. Шандора Петефи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string">
            <text:p>пр. Свободы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office:value-type="string">
            <text:p>ул. Волошина, 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string">
            <text:p>ул. Киевская набережная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string">
            <text:p>ул. Корятовича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13">
            <text:p>113</text:p>
          </table:table-cell>
          <table:table-cell office:value-type="string">
            <text:p>ул. Легоцкого, 19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office:value-type="string">
            <text:p>ул. Льва Толстого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string">
            <text:p>ул. Минайская, 2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string">
            <text:p>ул. Победы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string">
            <text:p>ул. Победы, 11 Б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string">
            <text:p>ул. Собранецкая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string">
            <text:p>ул. Станционн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string">
            <text:p>ул. Университетская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113">
            <text:p>113</text:p>
          </table:table-cell>
          <table:table-cell office:value-type="string">
            <text:p>ул. Фединца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office:value-type="string">
            <text:p>ул. Швабская, 17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string">
            <text:p>ул. Швабская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string">
            <text:p>ул. Швабская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table:style-name="ce2" office:value-type="string">
            <text:p>ул. Швабская, 71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string">
            <text:p>ул. Богдана Хмельницкого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string">
            <text:p>ул. Карпатской Сечи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string">
            <text:p>Мелитопольское шоссе, 7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string">
            <text:p>пр. Ленина, 12/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string">
            <text:p>пр. Ленина, 12/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string">
            <text:p>пр. Ленина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string">
            <text:p>пр. Ленина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15">
            <text:p>115</text:p>
          </table:table-cell>
          <table:table-cell office:value-type="string">
            <text:p>пр. Ленина, 5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string">
            <text:p>пр. Пролетарський, 22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table:style-name="ce2" office:value-type="string">
            <text:p>ул. Дюмина, 37/3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16">
            <text:p>116</text:p>
          </table:table-cell>
          <table:table-cell office:value-type="string">
            <text:p>ул. Чекиста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string">
            <text:p>ул. Ленина, 1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table:style-name="ce2" office:value-type="string">
            <text:p>ул. Центральная, 48</text:p>
          </table:table-cell>
          <table:table-cell table:style-name="ce2" office:value-type="string">
            <text:p>08:00 - 22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18">
            <text:p>118</text:p>
          </table:table-cell>
          <table:table-cell office:value-type="string">
            <text:p>ул. Космическая, 12 А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string">
            <text:p>ул. Петровского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бул. Шевченко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бул. Шевченко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2" office:value-type="string">
            <text:p>бул. Шевченко, 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бул. Шевченко, 69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Днепропетровское шоссе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2" office:value-type="string">
            <text:p>остр. Хортица, 1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пр. 50-летия Октября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1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Ленина, 13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string">
            <text:p>пр. Ленина, 14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пр. Ленина, 14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144/14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пр. Ленина, 14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Ленина, 14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20">
            <text:p>120</text:p>
          </table:table-cell>
          <table:table-cell office:value-type="string">
            <text:p>пр. Ленина, 15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пр. Ленина, 17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17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178</text:p>
          </table:table-cell>
          <table:table-cell office:value-type="string">
            <text:p>Круглосуточно</text:p>
          </table:table-cell>
          <table:table-cell office:value-type="string">
            <text:p>Холл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пр. Ленина, 17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string">
            <text:p>пр. Ленина, 18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string">
            <text:p>пр. Ленина, 18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пр. Ленина, 19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Ленина, 19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string">
            <text:p>пр. Ленина, 19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Ленина, 208</text:p>
          </table:table-cell>
          <table:table-cell office:value-type="string">
            <text:p>Круглосуточно</text:p>
          </table:table-cell>
          <table:table-cell office:value-type="string">
            <text:p>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Ленина, 2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2" office:value-type="string">
            <text:p>пр. Ленина, 216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string">
            <text:p>пр. Ленина, 21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пр. Ленина, 2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Ленина, 2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Ленина, 36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Ленина, 36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пр. Ленина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46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пр. Ленина, 4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пр. Ленина, 50/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пр. Ленина, 51</text:p>
          </table:table-cell>
          <table:table-cell office:value-type="string">
            <text:p>08:45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Ленина, 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пр. Ленина, 6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6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пр. Ленина, 9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Ленина, 9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р. Маяковского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Моторостроителей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пр. Моторостроителей, 15 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Юбилейный, 22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пр. Юбилейный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Бородинская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2" office:value-type="string">
            <text:p>ул. Бородинская, 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Волшебная, 155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string">
            <text:p>ул. Горького, 2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ул. Гудыменко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string">
            <text:p>ул. Дзержинского, 51/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string">
            <text:p>ул. Дзержинского, 5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ул. Димитрова, 4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Дудыкина, 2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ул. Запорожская, 1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string">
            <text:p>ул. Иванова, 99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ул. Лахтынская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ул. Лермонтов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ул. Лизы Чайкиной, 5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Маршала Судця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Новокузнецкая, 12 В</text:p>
          </table:table-cell>
          <table:table-cell office:value-type="string">
            <text:p>10:00 - 20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Орджоникидзе, 1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Орджоникидзе, 5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Парамонова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string">
            <text:p>ул. Победы, 1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ул. Победы, 5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Рустави, 1 Г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ул. Сапожникова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2" office:value-type="string">
            <text:p>ул. Свердлова, 24 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20">
            <text:p>120</text:p>
          </table:table-cell>
          <table:table-cell office:value-type="string">
            <text:p>ул. Тепличная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string">
            <text:p>ул. Тепличная, 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ул. Чумаченко, 3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ул. Электрическая, 24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string">
            <text:p>Южное шоссе, 74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  <table:table-cell office:value-type="string">
            <text:p>ул. Гоголя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office:value-type="string">
            <text:p>пр. Богдана Хмельницкого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string">
            <text:p>пр. Богдана Хмельницкого, 2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22">
            <text:p>122</text:p>
          </table:table-cell>
          <table:table-cell office:value-type="string">
            <text:p>пр. Богдана Хмельницкого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string">
            <text:p>пр. Богдана Хмельницкого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  <table:table-cell office:value-type="string">
            <text:p>ул. Воровског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string">
            <text:p>ул. Зиндельс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string">
            <text:p>ул. Кирова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style-name="ce2" office:value-type="string">
            <text:p>ул. Кирова, 6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string">
            <text:p>ул. Фрунзе, 5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string">
            <text:p>ул. Ленинградских курсантов, 6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4">
            <text:p>124</text:p>
          </table:table-cell>
          <table:table-cell office:value-type="string">
            <text:p>ул. Горького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string">
            <text:p>ул. Горького, 2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25">
            <text:p>125</text:p>
          </table:table-cell>
          <table:table-cell office:value-type="string">
            <text:p>ул. Ленина, 9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  <table:table-cell office:value-type="string">
            <text:p>ул. Революционная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27">
            <text:p>127</text:p>
          </table:table-cell>
          <table:table-cell office:value-type="string">
            <text:p>пр. Строителей, 27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пр. Строителей, 4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 office:value-type="string">
            <text:p>пр. Строителей, 4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ул. Казацкая, 16 В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ул. Промышленная, 13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string">
            <text:p>ул. Советская, 16, корп. 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ул. Советская, 2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ул. Центральная, 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ул. Энергетиков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string">
            <text:p>ул. 22-го Января, 9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style-name="ce2" office:value-type="string">
            <text:p>ул. Даниила Галицкого, 6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string">
            <text:p>пл. Мицкевича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string">
            <text:p>пл. Мицкевича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string">
            <text:p>пл. Рынок, 14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string">
            <text:p>ул. Бельведерская, 27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office:value-type="string">
            <text:p>ул. Богдана Хмельницького, 59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string">
            <text:p>ул. Василянок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string">
            <text:p>ул. Военных ветеранов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string">
            <text:p>ул. Галицкая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string">
            <text:p>ул. Галицкая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string">
            <text:p>ул. Галицкая, 3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string">
            <text:p>ул. Галицкая, 53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style-name="ce2" office:value-type="string">
            <text:p>ул. Галицкая, 6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string">
            <text:p>ул. Галицкая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  <table:table-cell office:value-type="string">
            <text:p>ул. Грушевского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string">
            <text:p>ул. Грушевского, 2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string">
            <text:p>ул. Грюнвальдская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string">
            <text:p>ул. Железнодорожная, 3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style-name="ce2" office:value-type="string">
            <text:p>ул. Коновальца, 1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string">
            <text:p>ул. Коновальца, 70</text:p>
          </table:table-cell>
          <table:table-cell office:value-type="string">
            <text:p>08:00 - 17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string">
            <text:p>ул. Коновальца, 80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office:value-type="string">
            <text:p>ул. Короля Данила, 16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string">
            <text:p>ул. Независимости, 6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string">
            <text:p>ул. П. Орлика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string">
            <text:p>ул. Привокзальная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string">
            <text:p>ул. Сечевых Стрельцов, 4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string">
            <text:p>ул. Сечевых Стрельцов, 4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string">
            <text:p>ул. Сечевых Стрельцов, 48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30">
            <text:p>130</text:p>
          </table:table-cell>
          <table:table-cell office:value-type="string">
            <text:p>ул. Степана Бандеры, 10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string">
            <text:p>ул. Степана Бандеры, 6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string">
            <text:p>ул. Шевченко, 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string">
            <text:p>ул. Юности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style-name="ce2" office:value-type="string">
            <text:p>пл. Героев УПА, 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131">
            <text:p>131</text:p>
          </table:table-cell>
          <table:table-cell office:value-type="string">
            <text:p>пр. Леси Украинки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string">
            <text:p>пр. Леси Украинки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string">
            <text:p>пр. Леси Украинки, 4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string">
            <text:p>ул. Подвальная, 4 А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string">
            <text:p>пл. Шевченко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32">
            <text:p>132</text:p>
          </table:table-cell>
          <table:table-cell office:value-type="string">
            <text:p>пр. Черновола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  <table:table-cell office:value-type="string">
            <text:p>ул. Винниченко, 1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style-name="ce2" office:value-type="string">
            <text:p>ул. Вичевой майдан, 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33">
            <text:p>133</text:p>
          </table:table-cell>
          <table:table-cell office:value-type="string">
            <text:p>ул. Грушевського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133">
            <text:p>133</text:p>
          </table:table-cell>
          <table:table-cell office:value-type="string">
            <text:p>ул. Соборная, 1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134">
            <text:p>134</text:p>
          </table:table-cell>
          <table:table-cell office:value-type="string">
            <text:p>ул. Галицкая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string">
            <text:p>ул. Свободы, 363/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string">
            <text:p>ул. Комсомольская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string">
            <text:p>ул. Октябрьск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string">
            <text:p>ул. Октябрьская, 1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string">
            <text:p>бул. 50-летия Победы, 10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string">
            <text:p>пл. Соборная, 1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string">
            <text:p>пл. Соборная, 11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office:value-type="string">
            <text:p>пл. Торговая, 2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style-name="ce2" office:value-type="string">
            <text:p>пр. 50-летия Победы, 20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37">
            <text:p>137</text:p>
          </table:table-cell>
          <table:table-cell office:value-type="string">
            <text:p>ул. Гагарина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style-name="ce2" office:value-type="string">
            <text:p>ул. Гоголя 16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style-name="ce2" office:value-type="string">
            <text:p>ул. Калинина, 16 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string">
            <text:p>ул. Леваневского, 8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string">
            <text:p>ул. Олеся Гончар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string">
            <text:p>ул. Сухоярская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37">
            <text:p>137</text:p>
          </table:table-cell>
          <table:table-cell office:value-type="string">
            <text:p>ул. Сухоярская, 14</text:p>
          </table:table-cell>
          <table:table-cell office:value-type="string">
            <text:p>Круглосуточно</text:p>
          </table:table-cell>
          <table:table-cell office:value-type="string">
            <text:p>Наружный (тер-я завода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string">
            <text:p>ул. Театральная, 11/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string">
            <text:p>ул. Ярослава Мудрого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37">
            <text:p>137</text:p>
          </table:table-cell>
          <table:table-cell office:value-type="string">
            <text:p>ул. Ярослава Мудрого, 1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office:value-type="string">
            <text:p>ул. Ярослава Мудрого, 4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string">
            <text:p>ул. Компрессорная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style-name="ce2" office:value-type="string">
            <text:p>ул. Припятцкая, 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string">
            <text:p>пл. Привокзальная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string">
            <text:p>ул. Ленина, 156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string">
            <text:p>Аэропорт Борисполь, КПП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string">
            <text:p>Аэропорт Борисполь, Отель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string">
            <text:p>Аэропорт Борисполь, отель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office:value-type="string">
            <text:p>ул. Горького, 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2/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2/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4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47, пом.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7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7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41">
            <text:p>141</text:p>
          </table:table-cell>
          <table:table-cell office:value-type="string">
            <text:p>ул. Ленина, 2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string">
            <text:p>ул. Молодежная, 6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string">
            <text:p>бул. Независимости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бул. Независимости, 16</text:p>
          </table:table-cell>
          <table:table-cell office:value-type="string">
            <text:p>09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43">
            <text:p>143</text:p>
          </table:table-cell>
          <table:table-cell office:value-type="string">
            <text:p>бул. Независимости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string">
            <text:p>бул. Независимости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style-name="ce2" office:value-type="string">
            <text:p>бул. Независимости, 3 Б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  <table:table-cell office:value-type="string">
            <text:p>ул. Гагарина, 16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string">
            <text:p>ул. Гагарина, 16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  <table:table-cell office:value-type="string">
            <text:p>ул. Гагарина, 2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  <table:table-cell office:value-type="string">
            <text:p>ул. Гагарина, 26</text:p>
          </table:table-cell>
          <table:table-cell office:value-type="string">
            <text:p>08:00 - 23:00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ул. Гагарин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ул. Красовского, 1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  <table:table-cell office:value-type="string">
            <text:p>ул. Чкалова, 12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44">
            <text:p>144</text:p>
          </table:table-cell>
          <table:table-cell office:value-type="string">
            <text:p>ул. Новое шоссе, 4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office:value-type="string">
            <text:p>ул. Энергетиков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45">
            <text:p>145</text:p>
          </table:table-cell>
          <table:table-cell office:value-type="string">
            <text:p>ул. Гоголя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45">
            <text:p>145</text:p>
          </table:table-cell>
          <table:table-cell office:value-type="string">
            <text:p>ул. Грушевского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string">
            <text:p>ул. Соборная, 64/2</text:p>
          </table:table-cell>
          <table:table-cell office:value-type="string">
            <text:p>08:00 - 23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string">
            <text:p>ул. Октябрьская, 13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string">
            <text:p>ул. Октябрьская, 1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string">
            <text:p>ул. Октябрьская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string">
            <text:p>ул. Святоюрьевск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string">
            <text:p>ул. Коцюбинского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  <table:table-cell office:value-type="string">
            <text:p>ул. Днепров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string">
            <text:p>ул. И. Мазепы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48">
            <text:p>148</text:p>
          </table:table-cell>
          <table:table-cell office:value-type="string">
            <text:p>ул. Кургузова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style-name="ce2" office:value-type="string">
            <text:p>ул. Мирная, 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0">
            <text:p>150</text:p>
          </table:table-cell>
          <table:table-cell office:value-type="string">
            <text:p>ул. 40-летия Октября, 22 Е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string">
            <text:p>Кагарлыцкая исправительная колония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style-name="ce2" office:value-type="string">
            <text:p>ул. 11-Линия, 1</text:p>
          </table:table-cell>
          <table:table-cell table:style-name="ce2" office:value-type="string">
            <text:p>08:00 - 23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style-name="ce2" office:value-type="string">
            <text:p>ул. Карла Маркса, 31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style-name="ce2" office:value-type="string">
            <text:p>ул. Садовая, 3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string">
            <text:p>ул. Шевченко, 16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string">
            <text:p>ул. Шевченко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2">
            <text:p>152</text:p>
          </table:table-cell>
          <table:table-cell office:value-type="string">
            <text:p>ул. Шевченко, 4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style-name="ce2" office:value-type="string">
            <text:p>ул. Шевченко, 4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string">
            <text:p>ул. Карла Маркс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3">
            <text:p>153</text:p>
          </table:table-cell>
          <table:table-cell office:value-type="string">
            <text:p>ул. Независимости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ул. Ленина, 84</text:p>
          </table:table-cell>
          <table:table-cell office:value-type="string">
            <text:p>09:00 - 18:00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бул. Вернадского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бул. Давыдова, 3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бул. Дружбы Народов, 3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string">
            <text:p>бул. Дружбы Народов, 38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бул. Дружбы Народов, 3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бул. Ивана Лепсе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бул. Ивана Лепсе, 2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бул. Ивана Лепсе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бул. Ивана Лепсе, 4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бул. Ивана Лепсе, 6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бул. Леси Украинки, 19/16 A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бул. Леси Украинки, 2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бул. Леси Украинки, 2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бул. Леси Украинки, 2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бул. Леси Украинки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бул. Перова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бул. Перова, 3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бул. Перова, 36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бул. Русановский, 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10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1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37/12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3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38/4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бул. Чоколовский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бул. Чоколовский, 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бул. Чоколовский, 9/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Днепровская набережная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Днепровская набережна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Днепровская набережная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Днепровская набережная, 16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Днепровская набережная, 2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Железнодорожное шоссе, 5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Железнодорожное шоссе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Кловский спуск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Кловский спуск, 14 А</text:p>
          </table:table-cell>
          <table:table-cell office:value-type="string">
            <text:p>08:00 - 20:00</text:p>
          </table:table-cell>
          <table:table-cell office:value-type="string">
            <text:p>3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Кловский спуск, 9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Кловский спуск, 9/2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Кольцевая дорога, 18</text:p>
          </table:table-cell>
          <table:table-cell office:value-type="string">
            <text:p>08:00 - 20:00</text:p>
          </table:table-cell>
          <table:table-cell office:value-type="string">
            <text:p>Внутренний (Автосалон)</text:p>
          </table:table-cell>
          <table:table-cell office:value-type="string">
            <text:p>Выставочн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Кольцевая дорога, 20/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ер. Красноармейский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пер. Мичурина 3/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пер. Рыльский, 10-12/3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пер. Рыльський, 10-12/3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ер. Чугуевский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пл. Контрактовая, 10 А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л. Львовская, 8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пл. Победы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л. Победы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л. Победы, 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Академика Глушкова, 2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р. Академика Глушкова, 3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Академика Палладина, 18/30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Академика Палладина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Академика Палладин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Академика Палладина, 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Бажан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Бажана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Бажан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пр. Бажана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пр. Бажана, 1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Бажана, 3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Бажан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Бажана, 36 А</text:p>
          </table:table-cell>
          <table:table-cell office:value-type="string">
            <text:p>Круглосуточно</text:p>
          </table:table-cell>
          <table:table-cell office:value-type="string">
            <text:p>2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Бажана, 5 Г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пр. Броварской, 15</text:p>
          </table:table-cell>
          <table:table-cell office:value-type="string">
            <text:p>09:00 - 21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Броварской, 17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Василия Порика, 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Воздухофлотский, 23/2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33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39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39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50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5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79</text:p>
          </table:table-cell>
          <table:table-cell office:value-type="string">
            <text:p>Круглосуточно</text:p>
          </table:table-cell>
          <table:table-cell office:value-type="string">
            <text:p>Холл (терминал)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94</text:p>
          </table:table-cell>
          <table:table-cell office:value-type="string">
            <text:p>09:00 - 21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Воссоединени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пр. Воссоединени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Воссоединения, 2/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Воссоединения, 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Воссоединения, 8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Воссоединения, 8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Гагарина, 15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Генерала Ватутина, 2 Т</text:p>
          </table:table-cell>
          <table:table-cell office:value-type="string">
            <text:p>10:00 - 22:00</text:p>
          </table:table-cell>
          <table:table-cell office:value-type="string">
            <text:p>Внутренний (тер-я торгового центра)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1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16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16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26 A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Героев Сталинграда, 8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130/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4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58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6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9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Григоренка, 2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пр. Космонавта Комаров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пр. Краснозвездный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Леся Курбаса, 20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р. Леся Курбаса, 6 Г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Леся Курбаса, 6 Г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Маяковского 4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Маяковского, 1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1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2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26 Г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63/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75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пр. Мира, 1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ира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осковский , 34 В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13 В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23</text:p>
          </table:table-cell>
          <table:table-cell office:value-type="string">
            <text:p>10:00 - 22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23</text:p>
          </table:table-cell>
          <table:table-cell office:value-type="string">
            <text:p>08:00 - 21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Московский, 23 А</text:p>
          </table:table-cell>
          <table:table-cell table:style-name="ce2" office:value-type="string">
            <text:p>09:00 - 22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2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9</text:p>
          </table:table-cell>
          <table:table-cell office:value-type="string">
            <text:p>Круглосуточно</text:p>
          </table:table-cell>
          <table:table-cell office:value-type="string">
            <text:p>4-й корпус цокольный этаж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9</text:p>
          </table:table-cell>
          <table:table-cell office:value-type="string">
            <text:p>Круглосуточно</text:p>
          </table:table-cell>
          <table:table-cell office:value-type="string">
            <text:p>6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Науки, 4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 (для сотрудников предприятия)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пр. Науки, 8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пр. Оболонский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Оболонский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Оболонский, 22 В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Оболонский, 22 В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Оболонский, 36 Б</text:p>
          </table:table-cell>
          <table:table-cell office:value-type="string">
            <text:p>09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Отрадный, 14/4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Петра Григоренк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етра Григоренка, 23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Победы 121 В</text:p>
          </table:table-cell>
          <table:table-cell table:style-name="ce2" office:value-type="string">
            <text:p>09:00 - 20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Победы, 10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Победы, 106/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пр. Победы, 128/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Победы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Победы, 2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Победы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28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Победы, 2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пр. Победы, 2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Победы, 3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Победы, 37 К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37, кор.1</text:p>
          </table:table-cell>
          <table:table-cell office:value-type="string">
            <text:p>Круглосуточно</text:p>
          </table:table-cell>
          <table:table-cell office:value-type="string">
            <text:p>2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37, кор.4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37, кор.7</text:p>
          </table:table-cell>
          <table:table-cell office:value-type="string">
            <text:p>07:00 - 22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пр. Победы, 4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 (для сотрудников предприятия)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4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пр. Победы, 6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пр. Победы, 6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Победы, 7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Победы, 75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Победы, 75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7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пр. Победы, 9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93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Победы, 98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равды, 6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Правды, 85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Свободы, 15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Свободы, 2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Тычины, 16/2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Тычины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Станция метро "Академгородок" 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Столичное шоссе, 70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Автозаводская, 99/4 А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Академика Заболотного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Академика Крымского, 2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Академика Янгеля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Амосова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Амосова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Анны Ахматовой, 46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124/1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176</text:p>
          </table:table-cell>
          <table:table-cell office:value-type="string">
            <text:p>08:00 - 23:00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176</text:p>
          </table:table-cell>
          <table:table-cell office:value-type="string">
            <text:p>08:00 - 23:00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50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5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9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Артема, 14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Артема, 2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Артема, 5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Баггоутовская, 17/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Банковая, 8</text:p>
          </table:table-cell>
          <table:table-cell office:value-type="string">
            <text:p>09:00 - 21:00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Баренбойм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Бассейная, 2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Бастионная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Белорусская, 2</text:p>
          </table:table-cell>
          <table:table-cell office:value-type="string">
            <text:p>08:00 - 21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Богатырская, 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Богдана Хмельницкого, 10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Богдана Хмельницкого, 16/2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Богдана Хмельницкого, 17/5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Богдана Хмельницкого, 17/52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Богдана Хмельницкого, 19/21</text:p>
          </table:table-cell>
          <table:table-cell office:value-type="string">
            <text:p>Круглосуточно</text:p>
          </table:table-cell>
          <table:table-cell office:value-type="string">
            <text:p>14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Богдана Хмельницкого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уристические учреждения и маршрут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20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32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43/2</text:p>
          </table:table-cell>
          <table:table-cell office:value-type="string">
            <text:p>09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43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43/2</text:p>
          </table:table-cell>
          <table:table-cell office:value-type="string">
            <text:p>10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8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2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24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Большая Васильковская, 5/1 А</text:p>
          </table:table-cell>
          <table:table-cell table:style-name="ce2" office:value-type="string">
            <text:p>08:00 - 22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5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6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Большая Васильковская, 63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6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6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7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79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85/87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Большая Житомир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Большая Окружная, 11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Большая Окружная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Большая Окружная, 6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Бориса Гринченко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ул. Борисоглебская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ул. Бориспольская, 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ул. Борщаговская, 154</text:p>
          </table:table-cell>
          <table:table-cell office:value-type="string">
            <text:p>10:00 - 22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Борщаговская, 154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Борщаговская, 189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Борщаговская, 19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Борщаговская, 19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Братиславская, 5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Братиславская, 52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ул. Вадима Гетьман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адима Гетьмана, 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Вадима Гетьмана, 46 Б</text:p>
          </table:table-cell>
          <table:table-cell table:style-name="ce2" office:value-type="string">
            <text:p>08:00-23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Василенка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Василенка, 5</text:p>
          </table:table-cell>
          <table:table-cell office:value-type="string">
            <text:p>07:00 - 22:00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Василия Касияна, 4 </text:p>
          </table:table-cell>
          <table:table-cell table:style-name="ce2" office:value-type="string">
            <text:p>08:00-23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Васильковская, 11/1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Васильковская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Васильковская, 3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Васильковская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Васильковская, 6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Вересневая, 3</text:p>
          </table:table-cell>
          <table:table-cell table:style-name="ce2" office:value-type="string">
            <text:p>09:00 - 22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Верхний Вал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2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4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4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46</text:p>
          </table:table-cell>
          <table:table-cell office:value-type="string">
            <text:p>09:00 - 20:00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4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50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Туристические учреждения и маршрут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54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60</text:p>
          </table:table-cell>
          <table:table-cell office:value-type="string">
            <text:p>08:00 - 18:00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7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Воровского, 32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ышгородская, 33/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Вышгородская, 4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Вышгородская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Вышгородская, 5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Героев Днепра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Героев Днепра, 3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Героев Космоса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Героев Обороны, 5</text:p>
          </table:table-cell>
          <table:table-cell office:value-type="string">
            <text:p>09:00 - 18:15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Героев Обороны, 6</text:p>
          </table:table-cell>
          <table:table-cell office:value-type="string">
            <text:p>08:00 - 17:59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Героев Севастопол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ул. Гната Юры, 1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Гната Юры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Голосеевск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Голосеевская, 53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Гончара / Гоголевская, 1/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Госпитальная, 1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Грушевского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Грушевского, 3</text:p>
          </table:table-cell>
          <table:table-cell office:value-type="string">
            <text:p>12:00 - 06:00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Дашавская, 2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Дегтяревская, 27 Т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33 В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Дегтяревская, 36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 (для сотрудников предприятия)</text:p>
          </table:table-cell>
          <table:table-cell table:style-name="ce2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38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38/42</text:p>
          </table:table-cell>
          <table:table-cell office:value-type="string">
            <text:p>06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4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4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51 А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54</text:p>
          </table:table-cell>
          <table:table-cell office:value-type="string">
            <text:p>09:00 - 21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9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Декабристов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Десятинная, 4/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Дмитриевская, 33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Дмитриевская, 37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Дмитриевская, 62/2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Дорогожицкая, 1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Дорогожицкая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Драгоманова, 1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Драгоманова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Драгомирова, 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Драйзера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Драйзера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Драйзера, 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Е. Телиги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Е. Телиги, 13/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Е. Телиги, 2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string">
            <text:p>ул. Жилянская, 10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Жилянская, 146</text:p>
          </table:table-cell>
          <table:table-cell table:style-name="ce2" office:value-type="string">
            <text:p>09:00 - 19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27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3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Жилянская, 4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4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Жилянская, 75</text:p>
          </table:table-cell>
          <table:table-cell office:value-type="string">
            <text:p>12:00 - 23:59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7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75 (Л)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75 (П)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Закревского, 2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Закревского, 61/2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Заньковецкой, 3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154">
            <text:p>154</text:p>
          </table:table-cell>
          <table:table-cell office:value-type="string">
            <text:p>ул. Заньковецкой, 3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Здолбуновская, 9 Б</text:p>
          </table:table-cell>
          <table:table-cell office:value-type="string">
            <text:p>08:00 - 17:3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Зодчих, 4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Ивана Кудри, 3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Ивана Кудри, 4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Ивана Мазепы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Ивана Мазепы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Ивана Мазепы, 7 Ж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Ивана Франка, 19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Ивана Франка, 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Ильинская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Ильинская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Институтская, 22/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Институтская, 27/6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Ирпенская, 7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Ирпенская, 76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азачья, 120/4 E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иквидзе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Киквидзе, 4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Киото, 19</text:p>
          </table:table-cell>
          <table:table-cell office:value-type="string">
            <text:p>09:00 - 21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Княжий Затон, 11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Княжий Затон, 2/3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Коллекторная, 4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Командарма Каменева, 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Комарова, 1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Константиновская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ул. Константиновская, 1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Константиновская, 2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Красногвардейская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Краснознаменная, 13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Краснознаменная, 13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Краснознаменная, 3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Крещатик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Крещатик, 14</text:p>
          </table:table-cell>
          <table:table-cell office:value-type="string">
            <text:p>08:00 - 23:00</text:p>
          </table:table-cell>
          <table:table-cell office:value-type="string">
            <text:p>2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Крещатик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Крещатик, 17 А</text:p>
          </table:table-cell>
          <table:table-cell office:value-type="string">
            <text:p>11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Крещатик, 19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Крещатик, 24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рещатик, 26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рещатик, 26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Крещатик, 28/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Крещатик, 7/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руглоуниверситетская, 3-5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Кудрявский спуск, 5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урнатовского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Кутузова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Лаврская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Лебединская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Липская, 3 А</text:p>
          </table:table-cell>
          <table:table-cell office:value-type="string">
            <text:p>08:00 - 20:59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Луговая, 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Луговая, 12</text:p>
          </table:table-cell>
          <table:table-cell office:value-type="string">
            <text:p>10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Луговая, 13</text:p>
          </table:table-cell>
          <table:table-cell office:value-type="string">
            <text:p>08:00 - 18:00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Луговая, 13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Луговая, 13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Луговая, 13</text:p>
          </table:table-cell>
          <table:table-cell office:value-type="string">
            <text:p>07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Луговая, 9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Лукашевича, 1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Луначарского, 1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Луначарского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Лысенка, 1 / проезд Золотоворотский , 3 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Льва Толстого, 5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Льва Толстого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Малиновского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Малиновского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Малышко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Малышко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Марины Расковой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Марины Расковой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Марины Расковой, 2 Б </text:p>
          </table:table-cell>
          <table:table-cell table:style-name="ce2" office:value-type="string">
            <text:p>09:00 - 22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Марины Расковой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Марины Расковой, 7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Маршала Конева, 7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Мате Залки, 6</text:p>
          </table:table-cell>
          <table:table-cell office:value-type="string">
            <text:p>00:00 - 23:59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Маяковского, 75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Медовая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string">
            <text:p>ул. Межигорская, 2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Мельников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Мельникова, 36/1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Мельникова, 75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Мельникова, 81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54">
            <text:p>154</text:p>
          </table:table-cell>
          <table:table-cell office:value-type="string">
            <text:p>ул. Мельникова, 83 Д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Мечникова, 2</text:p>
          </table:table-cell>
          <table:table-cell office:value-type="string">
            <text:p>Круглосуточно</text:p>
          </table:table-cell>
          <table:table-cell office:value-type="string">
            <text:p>27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Мечникова, 2 А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Мечникова, 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Милютенко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ул. Миропольская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Михаила Гришко, 3 А</text:p>
          </table:table-cell>
          <table:table-cell office:value-type="string">
            <text:p>10:00 - 22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Михаила Гришко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Михаила Гришко, 5</text:p>
          </table:table-cell>
          <table:table-cell office:value-type="string">
            <text:p>10:00 - 22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Михаила Стельмах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Михайловская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Михайловская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Мишуги Александра, 2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Мишуги, 4</text:p>
          </table:table-cell>
          <table:table-cell office:value-type="string">
            <text:p>10:00 - 22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Московская, 43/1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Московская, 46/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Московская, 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 (для сотрудников предприятия)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Московская, 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Набережно-Крещатицкая, 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Набережно-Луговая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Народного Ополчения, 11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Нижний вал, 17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Нижний вал, 31/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string">
            <text:p>ул. Николая Гринченка, 2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Николая Гринченка, 4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Николая Лаврухина, 4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ул. Николая Лысенко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Новоконстантиновская, 13/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54">
            <text:p>154</text:p>
          </table:table-cell>
          <table:table-cell office:value-type="string">
            <text:p>ул. Новоконстантиновская, 1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Олеся Гончара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Олеся Гончара, 50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Олеся Гончара, 6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Олеся Гончара, 7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Оросительная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Освободителей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ул. Отто Шмидта, 26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Отто Шмидта, 6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Павловская, 18</text:p>
          </table:table-cell>
          <table:table-cell office:value-type="string">
            <text:p>09:00 - 21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Панаса Мирного, 1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Панаса Мирного, 16/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Петра Запорожца, 26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Петропавловская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Пимоненко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Пимоненко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Пимоненко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ул. Плещеева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Победы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Подлесная, 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Полевая, 24 Д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олитехническая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Политехническая, 1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Политехническая, 39</text:p>
          </table:table-cell>
          <table:table-cell office:value-type="string">
            <text:p>Круглосуточно</text:p>
          </table:table-cell>
          <table:table-cell office:value-type="string">
            <text:p>19 корпус НТУУ "КПИ"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олитехническа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опова, 2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опудренко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Попудренко, 34-36 / Краковская, 13</text:p>
          </table:table-cell>
          <table:table-cell table:style-name="ce2" office:value-type="string">
            <text:p>09:00 - 19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опудренко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Попудренко, 5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Попудренко, 5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Попудренко, 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Промышленная , 4 А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Прорезная, 2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рорезная, 2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Пушиной, 8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ушкинская, 2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Пушкинская, 42/4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Пушкинская, 42/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Пушкинская, 45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Радищева, 3</text:p>
          </table:table-cell>
          <table:table-cell office:value-type="string">
            <text:p>Круглосуточно</text:p>
          </table:table-cell>
          <table:table-cell office:value-type="string">
            <text:p>1-й этаж (пропускной режим)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Раисы Окипной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Раисы Окипной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Раисы Окипной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Раисы Окипной, 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Рогнединская, 2</text:p>
          </table:table-cell>
          <table:table-cell office:value-type="string">
            <text:p>11:00 - 02:00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Ромена Ролана, 11 А</text:p>
          </table:table-cell>
          <table:table-cell table:style-name="ce2" office:value-type="string">
            <text:p>09:00 - 20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Россошанская, 3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 (для сотрудников предприятия)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Рыбальская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Рылеева, 10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Сагайдачного, 24</text:p>
          </table:table-cell>
          <table:table-cell office:value-type="string">
            <text:p>09:00 - 23:00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Сагайдачного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Сагайдачного, 2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Садовая, 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Саксаганского, 11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11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147/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25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44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44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51</text:p>
          </table:table-cell>
          <table:table-cell office:value-type="string">
            <text:p>09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7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Северо-Сырецк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Северо-Сырецкая, 1/3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 (для сотрудников предприятия)</text:p>
          </table:table-cell>
          <table:table-cell table:style-name="ce2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Северо-Сырецкая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Семьи Сосниных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Семьи Хохловых, 15</text:p>
          </table:table-cell>
          <table:table-cell office:value-type="string">
            <text:p>07:00 - 23:00</text:p>
          </table:table-cell>
          <table:table-cell office:value-type="string">
            <text:p>5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Семьи Хохловых, 8 А</text:p>
          </table:table-cell>
          <table:table-cell office:value-type="string">
            <text:p>08:00 - 19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Серафимовича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Серафимовича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Симиренко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Симона Петлюры, 13/135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Симферопольская, 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Смирнова-Ласточкина, 10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Соломенская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Соломенская, 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Софиевская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Спасская, 30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Спасская, 3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Спасская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Спасская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Срибнокильская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Срибнокильская, 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ул. Старовокзальная, 1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Стеценко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Стретенская, 1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Стретенская, 7/9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Строителей, 3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Суворов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Сурикова, 3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Сурикова, 3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ул. Тверска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string">
            <text:p>ул. Тимошенк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Тимошенко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Тимошенко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Тимошенко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Тимошенко, 2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Тимошенко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Тимошенко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Тимошенко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Толстого, 31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Тростянецкая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Университетская, 4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Урицкого, 27/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Урицкого, 3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Урицкого, 45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Урицкого, 8-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Урловская, 1/8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Федорова, 3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Физкультуры, 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Физкультуры, 30 В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Фроловска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Фрунзе, 109 А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Фрунзе, 12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Фрунзе, 12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Фрунзе, 16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Фрунзе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Фрунзе, 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Фрунзе, 7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Хвойко Викентия, 18/1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string">
            <text:p>ул. Хорива, 1/2 Д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Чернобыльская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Черновола, 28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Шахтерская, 5</text:p>
          </table:table-cell>
          <table:table-cell table:style-name="ce2" office:value-type="string">
            <text:p>08:00 - 22:00</text:p>
          </table:table-cell>
          <table:table-cell table:style-name="ce2" office:value-type="string">
            <text:p>Внутренний (для сотрудников предприятия)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Шота Руставели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Шота Руставели, 12/3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Шота Руставели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Шота Руставели, 39/41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Шота Руставели, 40/10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Щекавицкая, 30/39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154">
            <text:p>154</text:p>
          </table:table-cell>
          <table:table-cell office:value-type="string">
            <text:p>ул. Щекавицкая, 30/3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Щербакова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Щербакова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Щербакова, 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Щербакова, 7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Щорса 7/9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Щорса, 32 Б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Щорса, 36 Б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Щорса, 4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Эспланадная, 20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ул. Эспланадн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Якира, 12/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Якутская, 8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Ялтинская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ул. Ямская, 7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string">
            <text:p>ул. Ярославов Вал, 2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Ярославов Вал, 6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Ярославская, 15/2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Ярославская, 47/2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21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4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Харьковское шоссе, 1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60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6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4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2" office:value-type="string">
            <text:p>Харьковское шоссе, 49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string">
            <text:p>ул. Ленина, 6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string">
            <text:p>ул. Фрунзе, 3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string">
            <text:p>ул. 40-летия Победы, 19 А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table:style-name="ce2" office:value-type="string">
            <text:p>ул. Каштановая, 2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  <table:table-cell office:value-type="string">
            <text:p>ул. Каштановая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ул. Киевская, 11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ул. Киевская, 13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ул. Киевская, 13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string">
            <text:p>ул. Киевская, 1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59">
            <text:p>159</text:p>
          </table:table-cell>
          <table:table-cell office:value-type="string">
            <text:p>ул. Богдана Хмельницкого, 6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string">
            <text:p>ул. Октябрь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ул. Привокзальная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string">
            <text:p>ул. Дахновская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3">
            <text:p>163</text:p>
          </table:table-cell>
          <table:table-cell office:value-type="string">
            <text:p>ул. Карла Либкнехта, 27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string">
            <text:p>ул. Киевская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4">
            <text:p>164</text:p>
          </table:table-cell>
          <table:table-cell office:value-type="string">
            <text:p>ул. Советская, 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5">
            <text:p>165</text:p>
          </table:table-cell>
          <table:table-cell office:value-type="string">
            <text:p>ул. Шевченко, 1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string">
            <text:p>ул. Ленина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string">
            <text:p>ул. Ленина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string">
            <text:p>пр. Днепровский, 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office:value-type="string">
            <text:p>ул. Соборная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string">
            <text:p>ул. Соборная, 3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table:style-name="ce2" office:value-type="string">
            <text:p>Обуховское шоссе, 1, д. 16 </text:p>
          </table:table-cell>
          <table:table-cell table:style-name="ce2" office:value-type="string">
            <text:p>09:00 - 23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string">
            <text:p>ул. Лыпнев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string">
            <text:p>106-й км трассы Киев-Харьков (Укртрансгаз)</text:p>
          </table:table-cell>
          <table:table-cell office:value-type="string">
            <text:p>08:00 - 17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 office:value-type="string">
            <text:p>ул. Независимости, 10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string">
            <text:p>ул. Независимости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72">
            <text:p>172</text:p>
          </table:table-cell>
          <table:table-cell office:value-type="string">
            <text:p>пр. Ленина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string">
            <text:p>пр. Ленина, 54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office:value-type="string">
            <text:p>ул. Героев Сталинграда, 3/1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72">
            <text:p>172</text:p>
          </table:table-cell>
          <table:table-cell office:value-type="string">
            <text:p>ул. Завод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string">
            <text:p>ул. Красноармейская, 3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ул. Шахтер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74">
            <text:p>174</text:p>
          </table:table-cell>
          <table:table-cell office:value-type="string">
            <text:p>ул. 5-я Линия, 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пер. Крепостной 1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table:style-name="ce2" office:value-type="string">
            <text:p>пр. Университетский, 8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ул. 50-летия Октября, 1 А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string">
            <text:p>ул. 50-летия Октября, 1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ул. Академика Королева, 25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string">
            <text:p>ул. Аэрофлотская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75">
            <text:p>175</text:p>
          </table:table-cell>
          <table:table-cell office:value-type="string">
            <text:p>ул. Большая Перспективная, 15/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ул. Большая Перспективная, 46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office:value-type="string">
            <text:p>ул. Большая Перспективная, 5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string">
            <text:p>ул. Верхняя Пермская, 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75">
            <text:p>175</text:p>
          </table:table-cell>
          <table:table-cell office:value-type="string">
            <text:p>ул. Гоголя, 91/4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string">
            <text:p>ул. Дворцовая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string">
            <text:p>ул. Дворцовая, 35/2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75">
            <text:p>175</text:p>
          </table:table-cell>
          <table:table-cell office:value-type="string">
            <text:p>ул. Дворцовая, 46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75">
            <text:p>175</text:p>
          </table:table-cell>
          <table:table-cell office:value-type="string">
            <text:p>ул. Декабристов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ул. Добровольского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string">
            <text:p>ул. Маршала Конева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75">
            <text:p>175</text:p>
          </table:table-cell>
          <table:table-cell office:value-type="string">
            <text:p>ул. Набережная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string">
            <text:p>ул. Набережная, 9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table:style-name="ce2" office:value-type="string">
            <text:p>ул. Орджоникидзе, 9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table:style-name="ce2" office:value-type="string">
            <text:p>ул. Преображенская, 17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ул. Преображен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string">
            <text:p>ул. Преображенская, 3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ул. Тореза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ул. Хабаровская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ул. Шевченк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ул. Шевченко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76">
            <text:p>176</text:p>
          </table:table-cell>
          <table:table-cell office:value-type="string">
            <text:p>ул. Шевченк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string">
            <text:p>Неопалимовк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office:value-type="string">
            <text:p>ул. Октябрьская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string">
            <text:p>ул. Ленина, 6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  <table:table-cell office:value-type="string">
            <text:p>ул. Ленина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string">
            <text:p>ул. Промышленная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ул. Дружбы, 17</text:p>
          </table:table-cell>
          <table:table-cell office:value-type="string">
            <text:p>08:00 - 21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ул. Ленина, 7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81">
            <text:p>181</text:p>
          </table:table-cell>
          <table:table-cell office:value-type="string">
            <text:p>пгт. Смолино (шахта)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81">
            <text:p>181</text:p>
          </table:table-cell>
          <table:table-cell office:value-type="string">
            <text:p>ул. Козакова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81">
            <text:p>181</text:p>
          </table:table-cell>
          <table:table-cell office:value-type="string">
            <text:p>ул. Козакова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string">
            <text:p>ул. Промышленная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82">
            <text:p>182</text:p>
          </table:table-cell>
          <table:table-cell office:value-type="string">
            <text:p>ул. Шоссейная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string">
            <text:p>Шахта «Одесская»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string">
            <text:p>пр. Ленина, 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string">
            <text:p>пр. Ленина, 14/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table:style-name="ce2" office:value-type="string">
            <text:p>пр. Металлургов, 6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84">
            <text:p>184</text:p>
          </table:table-cell>
          <table:table-cell office:value-type="string">
            <text:p>ул. Ленина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table:style-name="ce2" office:value-type="string">
            <text:p>ул. Ленина, 4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string">
            <text:p>ул. Ленинградская, 4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85">
            <text:p>185</text:p>
          </table:table-cell>
          <table:table-cell office:value-type="string">
            <text:p>ул. Гагарина, 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string">
            <text:p>ул. Петровского, 29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string">
            <text:p>ул. Петровского, 3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85">
            <text:p>185</text:p>
          </table:table-cell>
          <table:table-cell office:value-type="string">
            <text:p>ул. Ростовская, 15 Б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ул. Ростовская, 2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ул. Ростовская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string">
            <text:p>Шахта "Хрустальная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string">
            <text:p>ул. Дружбы, 1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string">
            <text:p>ул. Куйбышева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string">
            <text:p>ул. Куйбышева, 2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string">
            <text:p>ул. Гагарина, 5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string">
            <text:p>ул. Луначарского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string">
            <text:p>ул. Ушакова, 19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string">
            <text:p>ул. Асфальтная, 10 (шахтоуправление)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string">
            <text:p>ул. Артема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ул. Анри Барбюс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string">
            <text:p>ул. Интернациональная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2" office:value-type="string">
            <text:p>ул. Карла Маркса, 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ул. Косиора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ул. Красногвардейск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ул. Магистральная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ул. Стаханова, 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Шахта "Миусинская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string">
            <text:p>ул. Некрасова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string">
            <text:p>пр. Ленина, 102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  <table:table-cell table:style-name="ce2" office:value-type="string">
            <text:p>ул. Ленина, 4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string">
            <text:p>ул. Чекистов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кв. Заречный, 1 Ж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кв. Заречный, 18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string">
            <text:p>кв. Ленинского Комсомола, 4 Г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кв. Солнечный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string">
            <text:p>кв. Солнечный, 4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ЛНАУ Городок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пер. Красногорский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string">
            <text:p>пл. Героев Великой Отечественной войны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string">
            <text:p>пл. Героев Великой Отечественной войны, 10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пл. Героев Великой Отечественной войны, 4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string">
            <text:p>пл. Героев Великой Отечественной войны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95">
            <text:p>195</text:p>
          </table:table-cell>
          <table:table-cell office:value-type="string">
            <text:p>ул. 16-я Линия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table:style-name="ce2" office:value-type="string">
            <text:p>ул. 16-я Линия, 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ул. 50-летия Обороны Луганска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95">
            <text:p>195</text:p>
          </table:table-cell>
          <table:table-cell office:value-type="string">
            <text:p>ул. 50-летия Октября, 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ул. Гагарина, 5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195">
            <text:p>195</text:p>
          </table:table-cell>
          <table:table-cell office:value-type="string">
            <text:p>ул. Газеты "Луганская Правда", 15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Градусов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Демехина, 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string">
            <text:p>ул. Карла Маркса, 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Карла Маркс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Королева, 7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string">
            <text:p>ул. Котельникова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string">
            <text:p>ул. Котельникова, 15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95">
            <text:p>195</text:p>
          </table:table-cell>
          <table:table-cell office:value-type="string">
            <text:p>ул. Коцюбинского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ул. Коцюбинского, 9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Курчатова, 1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ул. Ленина, 2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Оборонная, 10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тер-я торгового центра)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string">
            <text:p>ул. Оборонная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ул. Оборонная, 2 В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Оборонн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string">
            <text:p>ул. Оборонная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ул. Октябрьская, 3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ул. Почтовая, 1 М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string">
            <text:p>ул. Советская, 12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195">
            <text:p>195</text:p>
          </table:table-cell>
          <table:table-cell office:value-type="string">
            <text:p>ул. Советская, 5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string">
            <text:p>ул. Советская, 6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95">
            <text:p>195</text:p>
          </table:table-cell>
          <table:table-cell office:value-type="string">
            <text:p>ул. Советская, 7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string">
            <text:p>ул. Советская, 8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string">
            <text:p>ул. Тараса Шевченко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string">
            <text:p>ул. Шелкового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195">
            <text:p>195</text:p>
          </table:table-cell>
          <table:table-cell office:value-type="string">
            <text:p>Шахта "Возрождения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96">
            <text:p>196</text:p>
          </table:table-cell>
          <table:table-cell office:value-type="string">
            <text:p>ул. Завод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96">
            <text:p>196</text:p>
          </table:table-cell>
          <table:table-cell office:value-type="string">
            <text:p>ул. Заводская, 2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string">
            <text:p>Шахта "Новодружеская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string">
            <text:p>ул. Ким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ул. Куйбышева, 18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string">
            <text:p>ул. Макаренк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string">
            <text:p>ул. Ленина, 37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Шахта "Капустина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Шахта "Привольская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кв. Шахтерский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8 Март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8 Марта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Коммунистическая, 10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Коммунистическа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string">
            <text:p>ул. Ленина, 123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Малена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Серебрякова, 2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Театральная, 3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Фурманова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Широкая, 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table:style-name="ce2" office:value-type="string">
            <text:p>ул. Менделеева, 20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table:style-name="ce2" office:value-type="string">
            <text:p>ул. Освободителей, 102/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03">
            <text:p>203</text:p>
          </table:table-cell>
          <table:table-cell office:value-type="string">
            <text:p>ул. Энгельса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string">
            <text:p>ул. Энгельса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string">
            <text:p>пр. Гвардейский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office:value-type="string">
            <text:p>пр. Гвардейский, 4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04">
            <text:p>204</text:p>
          </table:table-cell>
          <table:table-cell office:value-type="string">
            <text:p>пр. Химиков, 23/5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04">
            <text:p>204</text:p>
          </table:table-cell>
          <table:table-cell office:value-type="string">
            <text:p>пр. Химиков, 38/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string">
            <text:p>ул. Донецкая, 5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04">
            <text:p>204</text:p>
          </table:table-cell>
          <table:table-cell office:value-type="string">
            <text:p>ул. Науки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office:value-type="string">
            <text:p>ул. Федоренко, 31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string">
            <text:p>Шахта "Краснокутская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06">
            <text:p>206</text:p>
          </table:table-cell>
          <table:table-cell office:value-type="string">
            <text:p>пр. 50-летия Октябр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string">
            <text:p>пр. 50-летия Октября, 12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string">
            <text:p>ул. Дзержинского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string">
            <text:p>ул. Челюскина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string">
            <text:p>ул. Киевская, 1 К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09">
            <text:p>209</text:p>
          </table:table-cell>
          <table:table-cell office:value-type="string">
            <text:p>Шахта "Шахтерская"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0">
            <text:p>210</text:p>
          </table:table-cell>
          <table:table-cell office:value-type="string">
            <text:p>ул. Тарнавского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1">
            <text:p>211</text:p>
          </table:table-cell>
          <table:table-cell office:value-type="string">
            <text:p>ул. Рынок, 30/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12">
            <text:p>212</text:p>
          </table:table-cell>
          <table:table-cell office:value-type="string">
            <text:p>Шахта "Степная"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office:value-type="string">
            <text:p>ул. Перемышльская, 1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office:value-type="string">
            <text:p>пл. Рынок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  <table:table-cell office:value-type="string">
            <text:p>пл. Рынок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string">
            <text:p>пл. Театральн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  <table:table-cell office:value-type="string">
            <text:p>ул. Гайдамацкая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string">
            <text:p>ул. Грушевского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office:value-type="string">
            <text:p>ул. Л. Украинки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string">
            <text:p>ул. Мазепы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string">
            <text:p>ул. Самборская, 85</text:p>
          </table:table-cell>
          <table:table-cell office:value-type="string">
            <text:p>07:00 - 22:00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string">
            <text:p>пл. Вечев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office:value-type="string">
            <text:p>ул. Независимости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office:value-type="string">
            <text:p>ул. Ярослава Мудрого, 6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7">
            <text:p>217</text:p>
          </table:table-cell>
          <table:table-cell table:style-name="ce2" office:value-type="string">
            <text:p>ул. Воздушная, 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парк Богдана Хмельницкого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пл. Галицкая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пл. Генерала Григоренко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18">
            <text:p>218</text:p>
          </table:table-cell>
          <table:table-cell office:value-type="string">
            <text:p>пл. Мицкевича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пл. Петрушевич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пл. Рынок, 2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пр. Красной Калины, 10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пр. Красной Калины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2" office:value-type="string">
            <text:p>пр. Красной Калины, 36</text:p>
          </table:table-cell>
          <table:table-cell table:style-name="ce2" office:value-type="string">
            <text:p>08:00 - 22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пр. Красной Калины, 6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string">
            <text:p>пр. Свободы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string">
            <text:p>пр. Свободы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string">
            <text:p>пр. Свободы, 4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  <table:table-cell office:value-type="string">
            <text:p>пр. Свободы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пр. Черновола, 2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string">
            <text:p>пр. Черновола, 5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пр. Черновола, 67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пр. Черновола, 93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пр. Черновола, 9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string">
            <text:p>пр. Черновола, 9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пр. Шевченко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Академика Гнатюка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  <table:table-cell office:value-type="string">
            <text:p>ул. Академика Гнатюк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string">
            <text:p>ул. Академика Гнатюка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Академика Подстригача, 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Богдана Хмельницкого, 17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Богдана Хмельницкого, 214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Валовая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Валова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18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2" office:value-type="string">
            <text:p>ул. Владимира Великого, 26 А</text:p>
          </table:table-cell>
          <table:table-cell table:style-name="ce2" office:value-type="string">
            <text:p>08:00 - 22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3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35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5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54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5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Выговского, 100</text:p>
          </table:table-cell>
          <table:table-cell office:value-type="string">
            <text:p>Круглосуточно</text:p>
          </table:table-cell>
          <table:table-cell office:value-type="string">
            <text:p>Холл 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string">
            <text:p>ул. Галицкая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18">
            <text:p>218</text:p>
          </table:table-cell>
          <table:table-cell office:value-type="string">
            <text:p>ул. Генерала Чупринки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Генерала Чупринки, 7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Героев УПА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string">
            <text:p>ул. Героев УПА, 7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218">
            <text:p>218</text:p>
          </table:table-cell>
          <table:table-cell office:value-type="string">
            <text:p>ул. Героев УПА, 7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2" office:value-type="string">
            <text:p>ул. Гнатюка, 16 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Городницкая, 4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45/14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5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6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218">
            <text:p>218</text:p>
          </table:table-cell>
          <table:table-cell office:value-type="string">
            <text:p>ул. Госпиталь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Грабовского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Данила Апостол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string">
            <text:p>ул. Дорошенко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Дорошенко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Заповит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Зеленая, 143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Зеленая, 147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218">
            <text:p>218</text:p>
          </table:table-cell>
          <table:table-cell office:value-type="string">
            <text:p>ул. Зеленая, 1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218">
            <text:p>218</text:p>
          </table:table-cell>
          <table:table-cell office:value-type="string">
            <text:p>ул. Зеленая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2" office:value-type="string">
            <text:p>ул. Зеленая, 64</text:p>
          </table:table-cell>
          <table:table-cell table:style-name="ce2" office:value-type="string">
            <text:p>08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Зубровская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string">
            <text:p>ул. Ивана Рубчака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string">
            <text:p>ул. Ивана Франка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Ивана Франк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Ивана Франка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Ивана Франка, 7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  <table:table-cell office:value-type="string">
            <text:p>ул. Иосифа Слепого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Клепаровская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Клепаровская, 39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18">
            <text:p>218</text:p>
          </table:table-cell>
          <table:table-cell office:value-type="string">
            <text:p>ул. Княгини Ольги, 10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Князя Романа, 1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Козельницкая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Коперника, 10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Кулиша,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Лемковская, 24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2" office:value-type="string">
            <text:p>ул. Литвиненко, 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Луганская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2" office:value-type="string">
            <text:p>ул. Лычаковская, 2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Любинская, 10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2" office:value-type="string">
            <text:p>ул. Научная, 4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string">
            <text:p>ул. Научная, 7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string">
            <text:p>ул. Научная, 96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Низинн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Пантлеймона Кулиша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Патона, 37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2" office:value-type="string">
            <text:p>ул. Патона, 3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Пекарская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Пекарская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18">
            <text:p>218</text:p>
          </table:table-cell>
          <table:table-cell office:value-type="string">
            <text:p>ул. Полищука, 78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2" office:value-type="string">
            <text:p>ул. Русовых, 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Саксаганского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218">
            <text:p>218</text:p>
          </table:table-cell>
          <table:table-cell office:value-type="string">
            <text:p>ул. Сахарова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Симона Петлюры, 3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string">
            <text:p>ул. Старознесенская, 7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string">
            <text:p>ул. Старый рынок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string">
            <text:p>ул. Степана Бандеры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Степана Бандеры, 7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Стороженко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2" office:value-type="string">
            <text:p>ул. Стрыйская, 87 А</text:p>
          </table:table-cell>
          <table:table-cell table:style-name="ce2" office:value-type="string">
            <text:p>07:00 - 23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218">
            <text:p>218</text:p>
          </table:table-cell>
          <table:table-cell office:value-type="string">
            <text:p>ул. Сыховская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string">
            <text:p>ул. Сыховская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218">
            <text:p>218</text:p>
          </table:table-cell>
          <table:table-cell office:value-type="string">
            <text:p>ул. Театральная, 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Хлебн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2" office:value-type="string">
            <text:p>ул. Чайковского, 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18">
            <text:p>218</text:p>
          </table:table-cell>
          <table:table-cell office:value-type="string">
            <text:p>ул. Шевченка, 313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string">
            <text:p>ул. Шептицких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string">
            <text:p>ул. Шептицких, 26</text:p>
          </table:table-cell>
          <table:table-cell office:value-type="string">
            <text:p>Круглосуточно</text:p>
          </table:table-cell>
          <table:table-cell office:value-type="string">
            <text:p>0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Широкая, 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  <table:table-cell office:value-type="string">
            <text:p>ул. Шота Руставели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string">
            <text:p>ул. Щирецкая, 36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Щирецкая, 36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string">
            <text:p>ул. Щирецкая, 36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Щирецкая, 36</text:p>
          </table:table-cell>
          <table:table-cell office:value-type="string">
            <text:p>10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218">
            <text:p>218</text:p>
          </table:table-cell>
          <table:table-cell office:value-type="string">
            <text:p>ул. Щирецкая, 3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Ярослава Мудрог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office:value-type="string">
            <text:p>ул. Независимости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  <table:table-cell office:value-type="string">
            <text:p>Шахта "Межиричанская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office:value-type="string">
            <text:p>ул. Грушевского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string">
            <text:p>ул. Леоны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string">
            <text:p>ул. Леоны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office:value-type="string">
            <text:p>пр. Шевченка, 21</text:p>
          </table:table-cell>
          <table:table-cell office:value-type="string">
            <text:p>09:00 - 19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23">
            <text:p>223</text:p>
          </table:table-cell>
          <table:table-cell office:value-type="string">
            <text:p>ул. Ходоровска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office:value-type="string">
            <text:p>ул. Привокзальная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office:value-type="string">
            <text:p>ул. Грушевского, 6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26">
            <text:p>226</text:p>
          </table:table-cell>
          <table:table-cell office:value-type="string">
            <text:p>пр. Юности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office:value-type="string">
            <text:p>ул. Лопатинская, 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27">
            <text:p>227</text:p>
          </table:table-cell>
          <table:table-cell office:value-type="string">
            <text:p>Шахта "Лисова"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office:value-type="string">
            <text:p>ул. Стрыйская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229">
            <text:p>229</text:p>
          </table:table-cell>
          <table:table-cell office:value-type="string">
            <text:p>ул. Франка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30">
            <text:p>230</text:p>
          </table:table-cell>
          <table:table-cell office:value-type="string">
            <text:p>ул. Богдана Хмельницкого, 26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office:value-type="string">
            <text:p>ул. Тартаковская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1">
            <text:p>231</text:p>
          </table:table-cell>
          <table:table-cell office:value-type="string">
            <text:p>ул. Стрыйская, 30</text:p>
          </table:table-cell>
          <table:table-cell office:value-type="string">
            <text:p>10:00 - 22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office:value-type="string">
            <text:p>ул. Стрыйская, 3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32">
            <text:p>232</text:p>
          </table:table-cell>
          <table:table-cell table:style-name="ce2" office:value-type="string">
            <text:p>ул. Сечевых Стрельцов, 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33">
            <text:p>233</text:p>
          </table:table-cell>
          <table:table-cell office:value-type="string">
            <text:p>ул. Богдана Хмельницкого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233">
            <text:p>233</text:p>
          </table:table-cell>
          <table:table-cell office:value-type="string">
            <text:p>ул. Валова, 19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233">
            <text:p>233</text:p>
          </table:table-cell>
          <table:table-cell office:value-type="string">
            <text:p>ул. Григория Коссака, 1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33">
            <text:p>233</text:p>
          </table:table-cell>
          <table:table-cell office:value-type="string">
            <text:p>ул. Коновальц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33">
            <text:p>233</text:p>
          </table:table-cell>
          <table:table-cell table:style-name="ce2" office:value-type="string">
            <text:p>ул. Львовская, 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string">
            <text:p>ул. Независимости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33">
            <text:p>233</text:p>
          </table:table-cell>
          <table:table-cell office:value-type="string">
            <text:p>ул. Шевченко, 8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34">
            <text:p>234</text:p>
          </table:table-cell>
          <table:table-cell office:value-type="string">
            <text:p>ул. Городище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34">
            <text:p>234</text:p>
          </table:table-cell>
          <table:table-cell office:value-type="string">
            <text:p>ул. Карпатская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34">
            <text:p>234</text:p>
          </table:table-cell>
          <table:table-cell office:value-type="string">
            <text:p>ул. Стебницкая, 5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34">
            <text:p>234</text:p>
          </table:table-cell>
          <table:table-cell office:value-type="string">
            <text:p>ул. Суховоля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 table:style-name="ce2" office:value-type="string">
            <text:p>ул. Суховоля, 54 А</text:p>
          </table:table-cell>
          <table:table-cell table:style-name="ce2" office:value-type="string">
            <text:p>09:00 - 22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string">
            <text:p>пр. Шевченко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office:value-type="string">
            <text:p>ул. Сокаль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35">
            <text:p>235</text:p>
          </table:table-cell>
          <table:table-cell office:value-type="string">
            <text:p>ул. Степана Бандеры, 2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235">
            <text:p>235</text:p>
          </table:table-cell>
          <table:table-cell office:value-type="string">
            <text:p>ул. Стуса, 1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35">
            <text:p>235</text:p>
          </table:table-cell>
          <table:table-cell office:value-type="string">
            <text:p>ул. Черновола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35">
            <text:p>235</text:p>
          </table:table-cell>
          <table:table-cell office:value-type="string">
            <text:p>Шахта "Червоноградская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string">
            <text:p>ул. Княж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37">
            <text:p>237</text:p>
          </table:table-cell>
          <table:table-cell office:value-type="string">
            <text:p>ул. Заводская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office:value-type="string">
            <text:p>ул. Кирова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38">
            <text:p>238</text:p>
          </table:table-cell>
          <table:table-cell office:value-type="string">
            <text:p>ул. Октябрьской Революции, 28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<text:s/>Ленина, 24 В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Корабелов, 12/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пр. Корабелов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 office:value-type="string">
            <text:p>пр. Ленина, 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пр. Ленина, 1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table:style-name="ce2" office:value-type="string">
            <text:p>пр. Ленина, 161/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 office:value-type="string">
            <text:p>пр. Ленина, 17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table:style-name="ce2" office:value-type="string">
            <text:p>пр. Ленина, 2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string">
            <text:p>пр. Ленина, 2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string">
            <text:p>пр. Ленина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string">
            <text:p>пр. Ленина, 6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Ленина, 7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office:value-type="string">
            <text:p>пр. Ленина, 8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table:style-name="ce2" office:value-type="string">
            <text:p>пр. Мира, 17 Г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Мира, 2/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string">
            <text:p>пр. Мира, 4/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пр. Мира, 4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Октябрьский, 47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Октябрьский, 47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пр. Октябрьский, 5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1-я Слободская, 1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ул. Адмиральская, 27/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39">
            <text:p>239</text:p>
          </table:table-cell>
          <table:table-cell office:value-type="string">
            <text:p>ул. Адмиральская, 31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39">
            <text:p>239</text:p>
          </table:table-cell>
          <table:table-cell office:value-type="string">
            <text:p>ул. Дунаева, 34 Д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39">
            <text:p>239</text:p>
          </table:table-cell>
          <table:table-cell office:value-type="string">
            <text:p>ул. Киевская, 316</text:p>
          </table:table-cell>
          <table:table-cell office:value-type="string">
            <text:p>09:00 - 17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Комсомольская / пр. Ленин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39">
            <text:p>239</text:p>
          </table:table-cell>
          <table:table-cell office:value-type="string">
            <text:p>ул. Комсомольская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string">
            <text:p>ул. Космонавтов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 office:value-type="string">
            <text:p>ул. Космонавтов, 9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Красных Майовщиков, 13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string">
            <text:p>ул. Ленина, 6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string">
            <text:p>ул. Никольская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  <table:table-cell office:value-type="string">
            <text:p>ул. Потемкинская, 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ул. Потемкинская, 65/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Пушкинская, 14/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  <table:table-cell office:value-type="string">
            <text:p>ул. Пушкинская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string">
            <text:p>ул. Садовая, 10 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39">
            <text:p>239</text:p>
          </table:table-cell>
          <table:table-cell office:value-type="string">
            <text:p>ул. Советская, 13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Советск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Совет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239">
            <text:p>239</text:p>
          </table:table-cell>
          <table:table-cell office:value-type="string">
            <text:p>ул. Спасская, 45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 office:value-type="string">
            <text:p>ул. Спасская, 50/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string">
            <text:p>ул. Спасская, 52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239">
            <text:p>239</text:p>
          </table:table-cell>
          <table:table-cell office:value-type="string">
            <text:p>ул. Строителей, 5 Г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  <table:table-cell office:value-type="string">
            <text:p>ул. Фалеевская, 9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Чкалова, 8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39">
            <text:p>239</text:p>
          </table:table-cell>
          <table:table-cell office:value-type="string">
            <text:p>ул. Шевченко, 59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Шевченко, 6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string">
            <text:p>ул. Шевченко, 64 А/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string">
            <text:p>ул. Грушевского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string">
            <text:p>ул. Карла Маркс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ул. Островского, 1 Г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string">
            <text:p>ул. Шевченк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string">
            <text:p>пр. Ленина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string">
            <text:p>ул. Дружбы Народов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string">
            <text:p>ул. Ленина, 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office:value-type="string">
            <text:p>ул. Ленина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1">
            <text:p>241</text:p>
          </table:table-cell>
          <table:table-cell office:value-type="string">
            <text:p>ул. Базов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string">
            <text:p>ул. Измаильская, 6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string">
            <text:p>ул. Кирова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string">
            <text:p>ул. Лазо, 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string">
            <text:p>ул. Ленина, 4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242">
            <text:p>242</text:p>
          </table:table-cell>
          <table:table-cell office:value-type="string">
            <text:p>ул. Маяковского, 6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string">
            <text:p>ул. Москов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3">
            <text:p>243</text:p>
          </table:table-cell>
          <table:table-cell office:value-type="string">
            <text:p>ул. Ленина, 40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4">
            <text:p>244</text:p>
          </table:table-cell>
          <table:table-cell office:value-type="string">
            <text:p>Благодатное (тер-я завода ВЕККА)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5">
            <text:p>245</text:p>
          </table:table-cell>
          <table:table-cell office:value-type="string">
            <text:p>ул. Инзовская, 1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6">
            <text:p>246</text:p>
          </table:table-cell>
          <table:table-cell office:value-type="string">
            <text:p>ул. Ленина, 9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7">
            <text:p>247</text:p>
          </table:table-cell>
          <table:table-cell office:value-type="string">
            <text:p>ул. Ивана Франка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  <table:table-cell table:style-name="ce2" office:value-type="string">
            <text:p>пл. 60-ти летия Октября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9">
            <text:p>249</text:p>
          </table:table-cell>
          <table:table-cell office:value-type="string">
            <text:p>пр. Ленина, 12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  <table:table-cell office:value-type="string">
            <text:p>пр. Ленина, 21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office:value-type="string">
            <text:p>пр. Суворова, 2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9">
            <text:p>249</text:p>
          </table:table-cell>
          <table:table-cell office:value-type="string">
            <text:p>пр. Суворова, 7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49">
            <text:p>249</text:p>
          </table:table-cell>
          <table:table-cell office:value-type="string">
            <text:p>ул. Пушкина, 41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Ильичевск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1-го Мая, 3 Р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string">
            <text:p>ул. 1-го Мая, 5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Александрийска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Героев Сталинграда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ул. Данченко, 2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Ленина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office:value-type="string">
            <text:p>ул. Ленина, 28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string">
            <text:p>ул. Ленина, 3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Ленина, 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Ленина, 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Парковая, 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Труда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1">
            <text:p>251</text:p>
          </table:table-cell>
          <table:table-cell office:value-type="string">
            <text:p>пр. Победы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1">
            <text:p>251</text:p>
          </table:table-cell>
          <table:table-cell office:value-type="string">
            <text:p>ул. С. Борисова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 table:style-name="ce2" office:value-type="string">
            <text:p>ул. Спортивная, 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бул. Итальянский, 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бул. Приморский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бул. Французский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string">
            <text:p>бул. Французский, 36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1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125 Б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126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7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8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93 А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253">
            <text:p>253</text:p>
          </table:table-cell>
          <table:table-cell office:value-type="string">
            <text:p>Люстдорфская дорога, 5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пер. Вице-Адмирала Жукова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пер. Вице-Адмирала Жукова, 21-2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253">
            <text:p>253</text:p>
          </table:table-cell>
          <table:table-cell office:value-type="string">
            <text:p>пер. Красный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53">
            <text:p>253</text:p>
          </table:table-cell>
          <table:table-cell office:value-type="string">
            <text:p>пер. Ониловой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ер. Сабанский, 2/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2" office:value-type="string">
            <text:p>пер. Семафорный, 4</text:p>
          </table:table-cell>
          <table:table-cell table:style-name="ce2" office:value-type="string">
            <text:p>08:00 - 03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л. Дум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пл. Екатеринин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л. Таможенная, 1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ляж Аркади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Академика Глушко, 1/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пр. Академика Глушко, 11 И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пр. Академика Глушко, 1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Академика Глушко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Добровольского, 10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Добровольского, 130/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string">
            <text:p>пр. Добровольского, 13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2" office:value-type="string">
            <text:p>пр. Добровольского, 147/1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Добровольского, 70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Добровольского, 7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2" office:value-type="string">
            <text:p>пр. Добровольского, 9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Маршала Жукова, 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Маршала Жукова, 5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Маршала Жукова, 65 А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53">
            <text:p>253</text:p>
          </table:table-cell>
          <table:table-cell office:value-type="string">
            <text:p>пр. Шевченко, 1/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Шевченко, 10/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пр. Шевченко, 11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пр. Шевченко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пр. Шевченко, 25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2" office:value-type="string">
            <text:p>пр. Шевченко, 25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пр. Шевченко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А. Воробьева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Академика Королева, 4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ул. Академика Королёва, 7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Академика Королева, 9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Академика Филатова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Академика Филатова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Бассейная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Белинского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string">
            <text:p>ул. Богдана Хмельницкого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2" office:value-type="string">
            <text:p>ул. Богдана Хмельницкого, 6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Болгарская, 3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Большая Арнаутская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ул. Большая Арнаутская, 6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Бочарова, 1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Бочарова, 4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Бунина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253">
            <text:p>253</text:p>
          </table:table-cell>
          <table:table-cell office:value-type="string">
            <text:p>ул. Бунина, 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Варненская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Варненская, 16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Водопроводн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Водопроводн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Высоцкого, 2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ул. Генерала Бочарова, 37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Генерала Петрова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Генерала Петрова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Генерала Петрова, 5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office:value-type="string">
            <text:p>ул. Генуэзская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Героев Сталинграда, 6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Героев Сталинграда, 98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Дворянская, 32</text:p>
          </table:table-cell>
          <table:table-cell office:value-type="string">
            <text:p>08:00 - 19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Дерибасовск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Дерибасовская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Дерибасовская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ул. Дерибасовская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Дидрихсона, 8</text:p>
          </table:table-cell>
          <table:table-cell office:value-type="string">
            <text:p>09:00 - 20:00</text:p>
          </table:table-cell>
          <table:table-cell office:value-type="string">
            <text:p>Наружный (2-й корпус)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Еврейская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Екатерининская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Екатерининская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253">
            <text:p>253</text:p>
          </table:table-cell>
          <table:table-cell office:value-type="string">
            <text:p>ул. Екатерининская, 7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Екатерининская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Елисаветинская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Жуковского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2" office:value-type="string">
            <text:p>ул. Жуковского, 21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Жуковского, 3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ул. Жуковского, 3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ул. Жуковского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ул. Жуковского, 4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И. Рабина, 2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Ильфа и Петрова, 3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2" office:value-type="string">
            <text:p>ул. Канатная, 27</text:p>
          </table:table-cell>
          <table:table-cell table:style-name="ce2" office:value-type="string">
            <text:p>08:00 - 17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ул. Канатная, 5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53">
            <text:p>253</text:p>
          </table:table-cell>
          <table:table-cell office:value-type="string">
            <text:p>ул. Кирпичная, 4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ул. Королева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Королева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ул. Королева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253">
            <text:p>253</text:p>
          </table:table-cell>
          <table:table-cell office:value-type="string">
            <text:p>ул. Королева, 8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Космонавтов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Краснова, 6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2" office:value-type="string">
            <text:p>ул. Кузнечная, 1</text:p>
          </table:table-cell>
          <table:table-cell table:style-name="ce2" office:value-type="string">
            <text:p>09:00 - 19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ул. Ланжероновская, 1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Ланжероновская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ул. Малая Арнаутская, 1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ул. Малиновского, 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Малиновского, 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Малиновского, 7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Малиновского, 71</text:p>
          </table:table-cell>
          <table:table-cell office:value-type="string">
            <text:p>08:00 - 22:00</text:p>
          </table:table-cell>
          <table:table-cell office:value-type="string">
            <text:p>2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Мельницка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Мечникова, 104</text:p>
          </table:table-cell>
          <table:table-cell office:value-type="string">
            <text:p>09:00 - 23:00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53">
            <text:p>253</text:p>
          </table:table-cell>
          <table:table-cell office:value-type="string">
            <text:p>ул. Новосельского, 7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Пантелеймоновская, 6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Пантелеймоновская, 6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Пастер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Преображен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ул. Преображенская, 6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Преображенская, 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Прохоровская, 4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253">
            <text:p>253</text:p>
          </table:table-cell>
          <table:table-cell office:value-type="string">
            <text:p>ул. Пушкинская, 2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string">
            <text:p>ул. Пушкинская, 32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ул. Пушкинская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ул. Пушкинская, 6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Пушкинская, 7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2" office:value-type="string">
            <text:p>ул. Пушкинская, 8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Ришельевская, 2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Ришельевская, 2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Ришельевская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ул. Ришельевская, 5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Сергея Варламова, 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Средняя, 83 А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Тенистая, 9/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Тополева, 1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ул. Торговая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string">
            <text:p>ул. Троицкая, 3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office:value-type="string">
            <text:p>ул. Успенская, 39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Хлебная гавань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Черноморского казачества, 1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2" office:value-type="string">
            <text:p>ул. Черноморского казачества, 20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Черняхов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53">
            <text:p>253</text:p>
          </table:table-cell>
          <table:table-cell office:value-type="string">
            <text:p>ул. Черняховского, 4 К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Щепкина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Ядова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Фонтанская дорог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Фонтанская дорога, 2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Фонтанская дорога, 6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Фонтанская дорога, 6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Центральный Аэропорт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4">
            <text:p>254</text:p>
          </table:table-cell>
          <table:table-cell office:value-type="string">
            <text:p>ул. Ленина, 8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5">
            <text:p>255</text:p>
          </table:table-cell>
          <table:table-cell office:value-type="string">
            <text:p>ул. Черноморская, 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string">
            <text:p>ул. Пионер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7">
            <text:p>257</text:p>
          </table:table-cell>
          <table:table-cell office:value-type="string">
            <text:p>с. Фонтанка, ТЦ "Ривьера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8">
            <text:p>258</text:p>
          </table:table-cell>
          <table:table-cell office:value-type="string">
            <text:p>ул. Дзержинского, 10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8">
            <text:p>258</text:p>
          </table:table-cell>
          <table:table-cell office:value-type="string">
            <text:p>ул. Дзержинского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59">
            <text:p>259</text:p>
          </table:table-cell>
          <table:table-cell office:value-type="string">
            <text:p>пр. Ленина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9">
            <text:p>259</text:p>
          </table:table-cell>
          <table:table-cell office:value-type="string">
            <text:p>пр. Ленина, 19-З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259">
            <text:p>259</text:p>
          </table:table-cell>
          <table:table-cell office:value-type="string">
            <text:p>ул. Григорьевского десанта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ул. Матросов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60">
            <text:p>260</text:p>
          </table:table-cell>
          <table:table-cell table:style-name="ce2" office:value-type="string">
            <text:p>ул. Мира, 40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61">
            <text:p>261</text:p>
          </table:table-cell>
          <table:table-cell office:value-type="string">
            <text:p>ул. Чернухинская, 4 (Чернухинский р-н)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62">
            <text:p>262</text:p>
          </table:table-cell>
          <table:table-cell office:value-type="string">
            <text:p>ул. Октябрьска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string">
            <text:p>ул. Петровского (ж/д вокзал)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64">
            <text:p>264</text:p>
          </table:table-cell>
          <table:table-cell office:value-type="string">
            <text:p>ул. Ленина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65">
            <text:p>265</text:p>
          </table:table-cell>
          <table:table-cell office:value-type="string">
            <text:p>ул. Первомайска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65">
            <text:p>265</text:p>
          </table:table-cell>
          <table:table-cell office:value-type="string">
            <text:p>ул. Спартака, 3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66">
            <text:p>266</text:p>
          </table:table-cell>
          <table:table-cell table:style-name="ce2" office:value-type="string">
            <text:p>ул. Школьная, 2 А Семеренківське сховище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67">
            <text:p>267</text:p>
          </table:table-cell>
          <table:table-cell office:value-type="string">
            <text:p>ул. Ленина, 5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string">
            <text:p>ул. Ленина, 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68">
            <text:p>268</text:p>
          </table:table-cell>
          <table:table-cell office:value-type="string">
            <text:p>ул. Октябрьская, 2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2" office:value-type="string">
            <text:p>пл. Победы, 2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269">
            <text:p>269</text:p>
          </table:table-cell>
          <table:table-cell office:value-type="string">
            <text:p>пр. 50-летия Октября, 39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string">
            <text:p>пр. 50-летия Октября, 78/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string">
            <text:p>ул. 40 лет Октября, 14/6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string">
            <text:p>ул. 60-летия Октября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69">
            <text:p>269</text:p>
          </table:table-cell>
          <table:table-cell office:value-type="string">
            <text:p>ул. 60-летия Октября, 7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string">
            <text:p>ул. Киевская, 24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269">
            <text:p>269</text:p>
          </table:table-cell>
          <table:table-cell office:value-type="string">
            <text:p>ул. Киевская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string">
            <text:p>ул. Красина, 89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69">
            <text:p>269</text:p>
          </table:table-cell>
          <table:table-cell office:value-type="string">
            <text:p>ул. Ленина 26/3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string">
            <text:p>ул. Ленина, 14/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string">
            <text:p>ул. Ленина, 24/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string">
            <text:p>ул. Ленина, 24/1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office:value-type="string">
            <text:p>ул. Ленина, 26/3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269">
            <text:p>269</text:p>
          </table:table-cell>
          <table:table-cell office:value-type="string">
            <text:p>ул. Ленина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69">
            <text:p>269</text:p>
          </table:table-cell>
          <table:table-cell office:value-type="string">
            <text:p>ул. Ленин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69">
            <text:p>269</text:p>
          </table:table-cell>
          <table:table-cell office:value-type="string">
            <text:p>ул. Ленина, 8/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string">
            <text:p>ул. Первомайская, 5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string">
            <text:p>ул. Пролетарская, 22/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string">
            <text:p>ул. Халаменюк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69">
            <text:p>269</text:p>
          </table:table-cell>
          <table:table-cell office:value-type="string">
            <text:p>ул. Халаменюка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69">
            <text:p>269</text:p>
          </table:table-cell>
          <table:table-cell office:value-type="string">
            <text:p>ул. Щорса, 7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70">
            <text:p>270</text:p>
          </table:table-cell>
          <table:table-cell office:value-type="string">
            <text:p>агрофирма "Куйбышево"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1">
            <text:p>271</text:p>
          </table:table-cell>
          <table:table-cell office:value-type="string">
            <text:p>ул. Победы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72">
            <text:p>272</text:p>
          </table:table-cell>
          <table:table-cell table:style-name="ce2" office:value-type="string">
            <text:p>пл. Владимирская, 16/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office:value-type="string">
            <text:p>ул. Советская, 3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table:style-name="ce2" office:value-type="string">
            <text:p>ул. Гоголя, 116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3">
            <text:p>273</text:p>
          </table:table-cell>
          <table:table-cell office:value-type="string">
            <text:p>ул. Гоголя, 139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3">
            <text:p>273</text:p>
          </table:table-cell>
          <table:table-cell office:value-type="string">
            <text:p>ул. Гоголя, 15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3">
            <text:p>273</text:p>
          </table:table-cell>
          <table:table-cell office:value-type="string">
            <text:p>ул. Минзаводск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table:style-name="ce2" office:value-type="string">
            <text:p>ул. Рабочая, 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4">
            <text:p>274</text:p>
          </table:table-cell>
          <table:table-cell office:value-type="string">
            <text:p>ул. Октябрьская, 19/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5">
            <text:p>275</text:p>
          </table:table-cell>
          <table:table-cell office:value-type="string">
            <text:p>ул. Ленина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5">
            <text:p>275</text:p>
          </table:table-cell>
          <table:table-cell office:value-type="string">
            <text:p>ул. Сум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 (тер-я завода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string">
            <text:p>пл. Независимости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пл. Славы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string">
            <text:p>ул. 23-го Сентября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76">
            <text:p>276</text:p>
          </table:table-cell>
          <table:table-cell office:value-type="string">
            <text:p>ул. Ватутина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Гагарин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string">
            <text:p>ул. Гагарин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Гаевого, 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string">
            <text:p>ул. Гоголя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76">
            <text:p>276</text:p>
          </table:table-cell>
          <table:table-cell office:value-type="string">
            <text:p>ул. Зеньковская, 6/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string">
            <text:p>ул. Коллективная, 10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table:style-name="ce2" office:value-type="string">
            <text:p>ул. Комсомольская, 2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string">
            <text:p>ул. Комсомольская, 34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Кондратенка, 12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string">
            <text:p>ул. Котляревского, 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76">
            <text:p>276</text:p>
          </table:table-cell>
          <table:table-cell office:value-type="string">
            <text:p>ул. Котляревского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76">
            <text:p>276</text:p>
          </table:table-cell>
          <table:table-cell office:value-type="string">
            <text:p>ул. Куйбышева, 1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string">
            <text:p>ул. Ленина, 6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table:style-name="ce2" office:value-type="string">
            <text:p>ул. Маршала Бирюзова, 47 Б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Октябрьская, 30/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office:value-type="string">
            <text:p>ул. Октябрьская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Октябрьская, 3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Октябрьская, 4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string">
            <text:p>ул. Октябрьская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76">
            <text:p>276</text:p>
          </table:table-cell>
          <table:table-cell office:value-type="string">
            <text:p>ул. Пушкина, 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76">
            <text:p>276</text:p>
          </table:table-cell>
          <table:table-cell office:value-type="string">
            <text:p>ул. Розы Люксембург, 8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76">
            <text:p>276</text:p>
          </table:table-cell>
          <table:table-cell office:value-type="string">
            <text:p>ул. Сенная, 1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string">
            <text:p>ул. Сенная, 2/3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string">
            <text:p>ул. Сенная, 2/4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Сортировочная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276">
            <text:p>276</text:p>
          </table:table-cell>
          <table:table-cell office:value-type="string">
            <text:p>ул. Фрунзе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276">
            <text:p>276</text:p>
          </table:table-cell>
          <table:table-cell office:value-type="string">
            <text:p>ул. Фрунзе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276">
            <text:p>276</text:p>
          </table:table-cell>
          <table:table-cell office:value-type="string">
            <text:p>ул. Фрунзе, 27/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276">
            <text:p>276</text:p>
          </table:table-cell>
          <table:table-cell office:value-type="string">
            <text:p>ул. Фрунзе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string">
            <text:p>ул. Шевченко, 5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7">
            <text:p>277</text:p>
          </table:table-cell>
          <table:table-cell office:value-type="string">
            <text:p>ул. Октябрьская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string">
            <text:p>ул. Ленина, 20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79">
            <text:p>279</text:p>
          </table:table-cell>
          <table:table-cell office:value-type="string">
            <text:p>ул. Леси Украинки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80">
            <text:p>280</text:p>
          </table:table-cell>
          <table:table-cell office:value-type="string">
            <text:p>ул. Ленина, 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тер-я предприяти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81">
            <text:p>281</text:p>
          </table:table-cell>
          <table:table-cell office:value-type="string">
            <text:p>ул. Ленина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82">
            <text:p>282</text:p>
          </table:table-cell>
          <table:table-cell office:value-type="string">
            <text:p>ул. Ленина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83">
            <text:p>283</text:p>
          </table:table-cell>
          <table:table-cell office:value-type="string">
            <text:p>ул. Октябрьская, 108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office:value-type="string">
            <text:p>ул. Школьная, 15 Б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table:style-name="ce2" office:value-type="string">
            <text:p>ул. Галицкого, 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table:style-name="ce2" office:value-type="string">
            <text:p>ул. Грушевского, 17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string">
            <text:p>ул. Лысенка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86">
            <text:p>286</text:p>
          </table:table-cell>
          <table:table-cell office:value-type="string">
            <text:p>ул. Промышлен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string">
            <text:p>м-н Победы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87">
            <text:p>287</text:p>
          </table:table-cell>
          <table:table-cell office:value-type="string">
            <text:p>пл. Независимости, 8</text:p>
          </table:table-cell>
          <table:table-cell office:value-type="string">
            <text:p>09:00 - 19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88">
            <text:p>288</text:p>
          </table:table-cell>
          <table:table-cell office:value-type="string">
            <text:p>пр. Мир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string">
            <text:p>ул. 16-го Июля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string">
            <text:p>ул. Белая, 16</text:p>
          </table:table-cell>
          <table:table-cell office:value-type="string">
            <text:p>07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string">
            <text:p>ул. Грушевского, 42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string">
            <text:p>ул. Кавказская, 7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  <table:table-cell table:style-name="ce2" office:value-type="string">
            <text:p>ул. Киевская, 17 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  <table:table-cell table:style-name="ce2" office:value-type="string">
            <text:p>ул. Киевская, 67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88">
            <text:p>288</text:p>
          </table:table-cell>
          <table:table-cell office:value-type="string">
            <text:p>ул. Княгини Ольги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88">
            <text:p>288</text:p>
          </table:table-cell>
          <table:table-cell office:value-type="string">
            <text:p>ул. Князя Владимира, 7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string">
            <text:p>ул. Пересопницкая, 5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string">
            <text:p>ул. Соборная, 1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string">
            <text:p>ул. Соборная, 15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88">
            <text:p>288</text:p>
          </table:table-cell>
          <table:table-cell office:value-type="string">
            <text:p>ул. Соборная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288">
            <text:p>288</text:p>
          </table:table-cell>
          <table:table-cell office:value-type="string">
            <text:p>ул. Соборная, 6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string">
            <text:p>ул. Соборная, 6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88">
            <text:p>288</text:p>
          </table:table-cell>
          <table:table-cell office:value-type="string">
            <text:p>ул. Степана Бандеры, 6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string">
            <text:p>ул. Черновола, 1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string">
            <text:p>ул. Черняка, 2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string">
            <text:p>пер. Харьковский, 3 <text:s text:c="2"/>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89">
            <text:p>289</text:p>
          </table:table-cell>
          <table:table-cell office:value-type="string">
            <text:p>ул. Батюка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table:style-name="ce2" office:value-type="string">
            <text:p>ул. Ленина, 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table:style-name="ce2" office:value-type="string">
            <text:p>ул. Октябрьская, 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office:value-type="string">
            <text:p>ул. Киево-Московская, 3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90">
            <text:p>290</text:p>
          </table:table-cell>
          <table:table-cell office:value-type="string">
            <text:p>ул. Первомай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  <table:table-cell office:value-type="string">
            <text:p>ул. Киевская, 6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92">
            <text:p>292</text:p>
          </table:table-cell>
          <table:table-cell office:value-type="string">
            <text:p>пр. Ленина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2">
            <text:p>292</text:p>
          </table:table-cell>
          <table:table-cell table:style-name="ce2" office:value-type="string">
            <text:p>пр. Мира, 10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2">
            <text:p>292</text:p>
          </table:table-cell>
          <table:table-cell table:style-name="ce2" office:value-type="string">
            <text:p>ул. Немолота, 1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93">
            <text:p>293</text:p>
          </table:table-cell>
          <table:table-cell office:value-type="string">
            <text:p>ул. Карла Маркс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  <table:table-cell table:style-name="ce2" office:value-type="string">
            <text:p>бул. Свободы, 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  <table:table-cell office:value-type="string">
            <text:p>бул. Шевченко, 2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294">
            <text:p>294</text:p>
          </table:table-cell>
          <table:table-cell office:value-type="string">
            <text:p>ул. Гогол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string">
            <text:p>ул. Горького, 9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94">
            <text:p>294</text:p>
          </table:table-cell>
          <table:table-cell office:value-type="string">
            <text:p>ул. Карла Маркса, 8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94">
            <text:p>294</text:p>
          </table:table-cell>
          <table:table-cell office:value-type="string">
            <text:p>ул. Луценка, 4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  <table:table-cell table:style-name="ce2" office:value-type="string">
            <text:p>ул. Руденко, 10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94">
            <text:p>294</text:p>
          </table:table-cell>
          <table:table-cell office:value-type="string">
            <text:p>ул. Соборн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пер. Курский, 141</text:p>
          </table:table-cell>
          <table:table-cell table:style-name="ce2" office:value-type="string">
            <text:p>08:00 - 21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Туристические учреждения и маршрут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string">
            <text:p>пл. Привокзальн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пр. Курский, 11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пр. Михаила Лушпы, 22/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95">
            <text:p>295</text:p>
          </table:table-cell>
          <table:table-cell office:value-type="string">
            <text:p>пр. Михаила Лушпы, 4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295">
            <text:p>295</text:p>
          </table:table-cell>
          <table:table-cell office:value-type="string">
            <text:p>пр. Шевченко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95">
            <text:p>295</text:p>
          </table:table-cell>
          <table:table-cell office:value-type="string">
            <text:p>пр. Шевченко, 1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295">
            <text:p>295</text:p>
          </table:table-cell>
          <table:table-cell office:value-type="string">
            <text:p>пр. Шевченко, 26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ул. <text:s/>Металлургов 17 А</text:p>
          </table:table-cell>
          <table:table-cell table:style-name="ce2" office:value-type="string">
            <text:p>09:00-20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string">
            <text:p>ул. 9-го Мая, 4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ул. Ахтырская, 1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295">
            <text:p>295</text:p>
          </table:table-cell>
          <table:table-cell office:value-type="string">
            <text:p>ул. Воскресенская, 13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string">
            <text:p>ул. Воскресенская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string">
            <text:p>ул. Воскресенская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95">
            <text:p>295</text:p>
          </table:table-cell>
          <table:table-cell office:value-type="string">
            <text:p>ул. Горь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95">
            <text:p>295</text:p>
          </table:table-cell>
          <table:table-cell office:value-type="string">
            <text:p>ул. Горького, 2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95">
            <text:p>295</text:p>
          </table:table-cell>
          <table:table-cell office:value-type="string">
            <text:p>ул. Горького, 41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ул. Горького, 4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string">
            <text:p>ул. Горького, 5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95">
            <text:p>295</text:p>
          </table:table-cell>
          <table:table-cell office:value-type="string">
            <text:p>ул. Ильинская, 5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ул. Казацкий Вал, 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string">
            <text:p>ул. Кирова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ул. Кооперативная, 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string">
            <text:p>ул. Коротченко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95">
            <text:p>295</text:p>
          </table:table-cell>
          <table:table-cell office:value-type="string">
            <text:p>ул. Красная площадь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ул. Петропавловская, 4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ул. Петропавловская, 7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95">
            <text:p>295</text:p>
          </table:table-cell>
          <table:table-cell office:value-type="string">
            <text:p>ул. Петропавловская, 9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ул. Римского-Корсакова, 2</text:p>
          </table:table-cell>
          <table:table-cell table:style-name="ce2" office:value-type="string">
            <text:p>07:00 - 21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ул. Роменская, 90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office:value-type="string">
            <text:p>ул. Соборная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string">
            <text:p>ул. Соборная, 38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ул. Троицкая, 2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95">
            <text:p>295</text:p>
          </table:table-cell>
          <table:table-cell office:value-type="string">
            <text:p>ул. Харьковская, 2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2" office:value-type="string">
            <text:p>ул. Харьковская, 3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string">
            <text:p>ул. Харьковская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string">
            <text:p>ул. Харьковская, 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ул. Сороковой армии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table:style-name="ce2" office:value-type="string">
            <text:p>ул. Карла Маркса, 26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table:style-name="ce2" office:value-type="string">
            <text:p>ул. Карла Маркса, 33/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office:value-type="string">
            <text:p>ул. Карла Маркса, 3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96">
            <text:p>296</text:p>
          </table:table-cell>
          <table:table-cell office:value-type="string">
            <text:p>ул. Коммунистическ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97">
            <text:p>297</text:p>
          </table:table-cell>
          <table:table-cell office:value-type="string">
            <text:p>пл. Ивана Франка, 4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  <table:table-cell table:style-name="ce2" office:value-type="string">
            <text:p>ул. Шолом-Алейхема, 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98">
            <text:p>298</text:p>
          </table:table-cell>
          <table:table-cell office:value-type="string">
            <text:p>ул. Лицей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98">
            <text:p>298</text:p>
          </table:table-cell>
          <table:table-cell office:value-type="string">
            <text:p>ул. Словацкого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99">
            <text:p>299</text:p>
          </table:table-cell>
          <table:table-cell office:value-type="string">
            <text:p>ул. Грушевского, 2</text:p>
          </table:table-cell>
          <table:table-cell office:value-type="string">
            <text:p>08:00 - 23:00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string">
            <text:p>ул. Воссоединения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01">
            <text:p>301</text:p>
          </table:table-cell>
          <table:table-cell office:value-type="string">
            <text:p>пл. Победы, 3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string">
            <text:p>пл. Победы, 4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301">
            <text:p>301</text:p>
          </table:table-cell>
          <table:table-cell office:value-type="string">
            <text:p>ул. Грушевского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string">
            <text:p>ул. Живова, 3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string">
            <text:p>ул. Живов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table:style-name="ce2" office:value-type="string">
            <text:p>ул. Замковая, 1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301">
            <text:p>301</text:p>
          </table:table-cell>
          <table:table-cell office:value-type="string">
            <text:p>ул. Замковая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01">
            <text:p>301</text:p>
          </table:table-cell>
          <table:table-cell office:value-type="string">
            <text:p>ул. Ивана Франко, 2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301">
            <text:p>301</text:p>
          </table:table-cell>
          <table:table-cell office:value-type="string">
            <text:p>ул. Иосифа Слеп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string">
            <text:p>ул. Князя Острожского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01">
            <text:p>301</text:p>
          </table:table-cell>
          <table:table-cell office:value-type="string">
            <text:p>ул. Кульчицкой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01">
            <text:p>301</text:p>
          </table:table-cell>
          <table:table-cell office:value-type="string">
            <text:p>ул. Листопадная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01">
            <text:p>301</text:p>
          </table:table-cell>
          <table:table-cell office:value-type="string">
            <text:p>ул. Медовая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string">
            <text:p>ул. Русская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01">
            <text:p>301</text:p>
          </table:table-cell>
          <table:table-cell office:value-type="string">
            <text:p>ул. Русская, 17 A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string">
            <text:p>ул. Черновол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01">
            <text:p>301</text:p>
          </table:table-cell>
          <table:table-cell office:value-type="string">
            <text:p>ул. Чехова, 8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string">
            <text:p>ул. Шептицкого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02">
            <text:p>302</text:p>
          </table:table-cell>
          <table:table-cell office:value-type="string">
            <text:p>ул. Украинская, 44</text:p>
          </table:table-cell>
          <table:table-cell office:value-type="string">
            <text:p>07:30 - 21:00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string">
            <text:p>ул. Октябрьская, 39</text:p>
          </table:table-cell>
          <table:table-cell office:value-type="string">
            <text:p>05:30 - 00:3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string">
            <text:p>ул. Ленина, 6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string">
            <text:p>ул. Ленина, 9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string">
            <text:p>ул. Железнодорожная, 31</text:p>
          </table:table-cell>
          <table:table-cell office:value-type="string">
            <text:p>06:30 - 18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string">
            <text:p>ул. Петровского, 163 Г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string">
            <text:p>ул. Петровского, 17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06">
            <text:p>306</text:p>
          </table:table-cell>
          <table:table-cell office:value-type="string">
            <text:p>ул. 50 лет Комсомола, 6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string">
            <text:p>въезд Юбилейный, 1</text:p>
          </table:table-cell>
          <table:table-cell office:value-type="string">
            <text:p>08:00 - 24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07">
            <text:p>307</text:p>
          </table:table-cell>
          <table:table-cell office:value-type="string">
            <text:p>пр. Ленина, 6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string">
            <text:p>ул. Гагарин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string">
            <text:p>ул. Привокзальн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07">
            <text:p>307</text:p>
          </table:table-cell>
          <table:table-cell office:value-type="string">
            <text:p>ул. Соборная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08">
            <text:p>308</text:p>
          </table:table-cell>
          <table:table-cell office:value-type="string">
            <text:p>ул. Победы, 12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string">
            <text:p>Балаклейское шоссе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string">
            <text:p>ул. Калинина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09">
            <text:p>309</text:p>
          </table:table-cell>
          <table:table-cell office:value-type="string">
            <text:p>ул. Циолковского, 20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310">
            <text:p>310</text:p>
          </table:table-cell>
          <table:table-cell office:value-type="string">
            <text:p>ул. Полтавская, 7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310">
            <text:p>310</text:p>
          </table:table-cell>
          <table:table-cell office:value-type="string">
            <text:p>ул. Полтавская, 8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string">
            <text:p>ул. Харьковская, 1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string">
            <text:p>пер. Советский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1">
            <text:p>311</text:p>
          </table:table-cell>
          <table:table-cell office:value-type="string">
            <text:p>пл. Дзержин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1">
            <text:p>311</text:p>
          </table:table-cell>
          <table:table-cell office:value-type="string">
            <text:p>ул. Дзержин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string">
            <text:p>ул. Красная 65 Е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1">
            <text:p>311</text:p>
          </table:table-cell>
          <table:table-cell office:value-type="string">
            <text:p>ул. Ленина, 2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string">
            <text:p>ул. Садовая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string">
            <text:p>ул. Советская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string">
            <text:p>2-й микрорайон, 1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string">
            <text:p>5-й микрорайон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string">
            <text:p>ул. Вокзальная, 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string">
            <text:p>ул. Володарского, 21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string">
            <text:p>ул. Карла Либкнехта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2">
            <text:p>312</text:p>
          </table:table-cell>
          <table:table-cell office:value-type="string">
            <text:p>ул. Коминтерна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12">
            <text:p>312</text:p>
          </table:table-cell>
          <table:table-cell office:value-type="string">
            <text:p>ул. Свободы, 2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string">
            <text:p>пл. Комсомольск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string">
            <text:p>ул. Шевченк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4">
            <text:p>314</text:p>
          </table:table-cell>
          <table:table-cell office:value-type="string">
            <text:p>ул. Соича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string">
            <text:p>ул. Комарова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6">
            <text:p>316</text:p>
          </table:table-cell>
          <table:table-cell office:value-type="string">
            <text:p>село Подворки</text:p>
          </table:table-cell>
          <table:table-cell office:value-type="string">
            <text:p>Круглосуточно</text:p>
          </table:table-cell>
          <table:table-cell office:value-type="string">
            <text:p>Наружны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string">
            <text:p>ул. Первого М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string">
            <text:p>ул. Завод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Карачевское шоссе, 4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Нетеченская набережная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ер. Армянский, 1/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ер. Армянский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ер. Балакирева, 3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ер. Банный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л. Конституции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л. Конституции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пл. Павловск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л. Привокзаль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л. Привокзальн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пл. Розы Люксембург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л. Розы Люксембург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л. Розы Люксембург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л. Свободы, 5</text:p>
          </table:table-cell>
          <table:table-cell office:value-type="string">
            <text:p>Круглосуточно</text:p>
          </table:table-cell>
          <table:table-cell office:value-type="string">
            <text:p>Наружный (бюро проп.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л. Свободы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л. Свободы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50-летия ВЛКСМ, 28 А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50-летия ВЛКСМ, 5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50-летия ВЛКСМ, 68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пр. Гагарин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р. Гагарина, 1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319">
            <text:p>319</text:p>
          </table:table-cell>
          <table:table-cell office:value-type="string">
            <text:p>пр. Гагарина, 16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р. Гагарина, 16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Гагарина, 167/1</text:p>
          </table:table-cell>
          <table:table-cell office:value-type="string">
            <text:p>09:00 - 23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р. Гагарина, 2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Гагарина, 43</text:p>
          </table:table-cell>
          <table:table-cell office:value-type="string">
            <text:p>09:00 - 19:3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р. Гагарина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Гагарина, 66-6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Гагарина, 98</text:p>
          </table:table-cell>
          <table:table-cell office:value-type="string">
            <text:p>Круглосуточно</text:p>
          </table:table-cell>
          <table:table-cell office:value-type="string">
            <text:p>Наружны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319">
            <text:p>319</text:p>
          </table:table-cell>
          <table:table-cell office:value-type="string">
            <text:p>пр. Ильича, 11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пр. Ильича, 118</text:p>
          </table:table-cell>
          <table:table-cell office:value-type="string">
            <text:p>09:00 - 21:59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р. Ленина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Ленина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р. Ленина, 18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пр. Ленин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пр. Ленина, 32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Ленин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р. Ленина, 41-4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пр. Ленина, 5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Ленина, 56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р. Ленина, 7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Людвика Свободы, 3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пр. Людвика Свободы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Маршала Жуков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пр. Маршала Жукова, 3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Маршала Жукова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181</text:p>
          </table:table-cell>
          <table:table-cell office:value-type="string">
            <text:p>Круглосуточно</text:p>
          </table:table-cell>
          <table:table-cell office:value-type="string">
            <text:p>2-й этаж (холл)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18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19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195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14/2</text:p>
          </table:table-cell>
          <table:table-cell office:value-type="string">
            <text:p>05:30 - 24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Наружный (проходная)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6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75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9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9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9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Орджоникидзе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Победы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пр. Победы, 74 Д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Правды, 13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319">
            <text:p>319</text:p>
          </table:table-cell>
          <table:table-cell office:value-type="string">
            <text:p>пр. Правды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пр. Правды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р. Правды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пр. Тракторостроителей, 59/5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Фрунзе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Фрунзе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23-го августа"</text:p>
          </table:table-cell>
          <table:table-cell office:value-type="string">
            <text:p>05:30 - 00:00</text:p>
          </table:table-cell>
          <table:table-cell office:value-type="string">
            <text:p>Холл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Героев Труда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Исторический музей"</text:p>
          </table:table-cell>
          <table:table-cell office:value-type="string">
            <text:p>06:00 - 0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Маршала Жукова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Метростроителей им. Ващенко"</text:p>
          </table:table-cell>
          <table:table-cell office:value-type="string">
            <text:p>05:30 - 00:00</text:p>
          </table:table-cell>
          <table:table-cell office:value-type="string">
            <text:p>Холл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Московский проспект"</text:p>
          </table:table-cell>
          <table:table-cell office:value-type="string">
            <text:p>06:00 - 0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Пролетарская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Проспект Гагарина"</text:p>
          </table:table-cell>
          <table:table-cell office:value-type="string">
            <text:p>05:30 - 00:00</text:p>
          </table:table-cell>
          <table:table-cell office:value-type="string">
            <text:p>Холл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Студенческая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Университет"</text:p>
          </table:table-cell>
          <table:table-cell office:value-type="string">
            <text:p>05:30 - 00:00</text:p>
          </table:table-cell>
          <table:table-cell office:value-type="string">
            <text:p>Холл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Южный вокзал"</text:p>
          </table:table-cell>
          <table:table-cell office:value-type="string">
            <text:p>05:30 - 00:00</text:p>
          </table:table-cell>
          <table:table-cell office:value-type="string">
            <text:p>Холл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Стадионный проезд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Стадионный проезд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Академика Павлова, 12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Академика Павлова, 120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Академика Павлова, 165 В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Академика Павлова, 165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Академика Павлова, 27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Академика Проскуры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319">
            <text:p>319</text:p>
          </table:table-cell>
          <table:table-cell office:value-type="string">
            <text:p>ул. Артема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Ахсарова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Бекетова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Биологиче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Блюхера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Блюхера, 38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Богдана Хмельницкого, 24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Велозаводская, 4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319">
            <text:p>319</text:p>
          </table:table-cell>
          <table:table-cell office:value-type="string">
            <text:p>ул. Вернадского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Гагарина, 20 А</text:p>
          </table:table-cell>
          <table:table-cell office:value-type="string">
            <text:p>09:00 - 22:00</text:p>
          </table:table-cell>
          <table:table-cell office:value-type="string">
            <text:p>2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Героев Труда, 24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Героев Труда, 26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Героев Труда, 46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Героев Труда, 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Героев Труда,7</text:p>
          </table:table-cell>
          <table:table-cell office:value-type="string">
            <text:p>10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Гиршман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Гоголя, 2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Григория Руденка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319">
            <text:p>319</text:p>
          </table:table-cell>
          <table:table-cell office:value-type="string">
            <text:p>ул. Дарвин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Дарвина, 8/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Динамовская, 3</text:p>
          </table:table-cell>
          <table:table-cell office:value-type="string">
            <text:p>05:30 - 24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Донец-Захаржевского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Донец-Захаржевского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Елизарова, 3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Елизарова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319">
            <text:p>319</text:p>
          </table:table-cell>
          <table:table-cell office:value-type="string">
            <text:p>ул. Иванова, 36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Квитки-Основьяненко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Квитки-Основьяненко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Кирова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Клочковская, 134 Б </text:p>
          </table:table-cell>
          <table:table-cell table:style-name="ce2" office:value-type="string">
            <text:p>09:00 - 22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Клочковская, 337 А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Коломенская, 1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Кооперативная, 13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Космическая, 2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Котловая, 19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8/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8/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8/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Краснознаменная, 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office:value-type="string">
            <text:p>ул. Культуры, 15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Ленина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Ленина, 41/4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Лозовская, 20</text:p>
          </table:table-cell>
          <table:table-cell table:style-name="ce2" office:value-type="string">
            <text:p>09:00 - 20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Малопанасов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Мира, 2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319">
            <text:p>319</text:p>
          </table:table-cell>
          <table:table-cell office:value-type="string">
            <text:p>ул. Мироносицкая, 7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Мироносицкая, 7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Моисеевская, 32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Ньютона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Октябрьской революции, 9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Отакара Яроша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Отакара Яроша, 2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Отакара Яроша,18 Д 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Петровского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Плехановская, 12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1/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12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148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148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3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Полтавский шлях, 48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56/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Привокзальн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2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5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6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6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68</text:p>
          </table:table-cell>
          <table:table-cell office:value-type="string">
            <text:p>08:00 - 0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8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Роганская, 1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ул. Ромашкина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Рудика, 6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Рымарская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Свет Шахтера, 4/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Сумская, 1</text:p>
          </table:table-cell>
          <table:table-cell table:style-name="ce2" office:value-type="string">
            <text:p>09:00 - 18:3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Сумская, 10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Сумская, 1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319">
            <text:p>319</text:p>
          </table:table-cell>
          <table:table-cell office:value-type="string">
            <text:p>ул. Сумская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Сумская, 2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Сум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Сумская, 5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Сумская, 5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office:value-type="string">
            <text:p>ул. Сумская, 6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Сумская, 7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Сумская, 9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Тарасовск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Тимуровцев, 39</text:p>
          </table:table-cell>
          <table:table-cell table:style-name="ce2" office:value-type="string">
            <text:p>08:00 - 21:00</text:p>
          </table:table-cell>
          <table:table-cell table:style-name="ce2" office:value-type="string">
            <text:p>внутренний (для сотрудников предприятия)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Университетская, 2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ул. Фрунзе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Чернышевского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319">
            <text:p>319</text:p>
          </table:table-cell>
          <table:table-cell office:value-type="string">
            <text:p>ул. Чернышевского, 6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Чернышевского, 7/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Чкалова, 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Шевченко, 10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Шевченко, 137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2" office:value-type="string">
            <text:p>ул. Шевченко, 142 А</text:p>
          </table:table-cell>
          <table:table-cell table:style-name="ce2" office:value-type="string">
            <text:p>08:00 - 04:00</text:p>
          </table:table-cell>
          <table:table-cell table:style-name="ce2" office:value-type="string">
            <text:p>Холл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Энгельса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Энгельса, 29</text:p>
          </table:table-cell>
          <table:table-cell office:value-type="string">
            <text:p>06:00 - 0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Энергетическая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Ярославская, 20/22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  <table:table-cell office:value-type="string">
            <text:p>бул. Комаров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string">
            <text:p>ул. Жадановского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string">
            <text:p>ул. Харьковская, 105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string">
            <text:p>ул. Харьковская, 1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string">
            <text:p>ул. 152-й Стрелковой дивизии,1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string">
            <text:p>ул. Казацк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string">
            <text:p>ул. Ленина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string">
            <text:p>ул. Парижской Коммуны, 5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323">
            <text:p>323</text:p>
          </table:table-cell>
          <table:table-cell office:value-type="string">
            <text:p>ул. Первомайская, <text:s/>3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string">
            <text:p>ул. Первомайская, 1 А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23">
            <text:p>323</text:p>
          </table:table-cell>
          <table:table-cell office:value-type="string">
            <text:p>ул. Первомайская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string">
            <text:p>ул. Первомайская, 3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323">
            <text:p>323</text:p>
          </table:table-cell>
          <table:table-cell office:value-type="string">
            <text:p>ул. Первомайская, 35 М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string">
            <text:p>Бериславское шоссе, 3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>
            <text:p>пр. 200-летия Херсона, 3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24">
            <text:p>324</text:p>
          </table:table-cell>
          <table:table-cell office:value-type="string">
            <text:p>пр. 200-летия Херсона, 35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пр. 200-летия Херсона, 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24">
            <text:p>324</text:p>
          </table:table-cell>
          <table:table-cell office:value-type="string">
            <text:p>пр. Ушакова, 30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пр. Ушакова, 49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string">
            <text:p>пр. Ушакова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пр. Ушакова, 7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>
            <text:p>пр. Ушакова, 7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324">
            <text:p>324</text:p>
          </table:table-cell>
          <table:table-cell office:value-type="string">
            <text:p>пр. Ушакова, 8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324">
            <text:p>324</text:p>
          </table:table-cell>
          <table:table-cell office:value-type="string">
            <text:p>ул. 40-летия Октября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ул. 49-й Гвардейской Дивизии, 45</text:p>
          </table:table-cell>
          <table:table-cell office:value-type="string">
            <text:p>08:00 - 23:00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ул. Димитрова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table:style-name="ce2" office:value-type="string">
            <text:p>ул. Карла Маркса, 123/1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string">
            <text:p>ул. Карла Маркса, 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  <table:table-cell office:value-type="string">
            <text:p>ул. Ленина, 2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string">
            <text:p>ул. Маяковского, 16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string">
            <text:p>ул. Октябрьской революции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ул. Патона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>
            <text:p>ул. Пестеля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string">
            <text:p>ул. Советская, 1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>
            <text:p>ул. Суворова, 1/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>
            <text:p>ул. Суворова, 37</text:p>
          </table:table-cell>
          <table:table-cell office:value-type="string">
            <text:p>09:00 - 18:00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ул. Черноморская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25">
            <text:p>325</text:p>
          </table:table-cell>
          <table:table-cell office:value-type="string">
            <text:p>ул. Советская, 2 Б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26">
            <text:p>326</text:p>
          </table:table-cell>
          <table:table-cell office:value-type="string">
            <text:p>ул. Мира, 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27">
            <text:p>327</text:p>
          </table:table-cell>
          <table:table-cell office:value-type="string">
            <text:p>пр. Грушевского, 25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27">
            <text:p>327</text:p>
          </table:table-cell>
          <table:table-cell office:value-type="string">
            <text:p>пр. Грушевского, 27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27">
            <text:p>327</text:p>
          </table:table-cell>
          <table:table-cell office:value-type="string">
            <text:p>ул. Данилы Галицкого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string">
            <text:p>ул. Данилы Галицкого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27">
            <text:p>327</text:p>
          </table:table-cell>
          <table:table-cell office:value-type="string">
            <text:p>ул. Леси Украинки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string">
            <text:p>ул. Леси Украинки, 35/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27">
            <text:p>327</text:p>
          </table:table-cell>
          <table:table-cell table:style-name="ce2" office:value-type="string">
            <text:p>ул. Огиенко, 5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27">
            <text:p>327</text:p>
          </table:table-cell>
          <table:table-cell office:value-type="string">
            <text:p>ул. Соборная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string">
            <text:p>ул. Петровског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string">
            <text:p>ул. Строительн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string">
            <text:p>ул. Центральн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329">
            <text:p>329</text:p>
          </table:table-cell>
          <table:table-cell office:value-type="string">
            <text:p>пр. Независимости, 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string">
            <text:p>пр. Независимости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329">
            <text:p>329</text:p>
          </table:table-cell>
          <table:table-cell office:value-type="string">
            <text:p>пр. Независимости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string">
            <text:p>ул. Курчатова, 6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string">
            <text:p>ул. Данилы Галицкого, 3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string">
            <text:p>ул. Острожского, 3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string">
            <text:p>пр. Мира, 99/10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32">
            <text:p>332</text:p>
          </table:table-cell>
          <table:table-cell office:value-type="string">
            <text:p>ул. Владимирская, 4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32">
            <text:p>332</text:p>
          </table:table-cell>
          <table:table-cell table:style-name="ce2" office:value-type="string">
            <text:p>ул. Владимирская, 4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32">
            <text:p>332</text:p>
          </table:table-cell>
          <table:table-cell office:value-type="string">
            <text:p>ул. Гагарина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32">
            <text:p>332</text:p>
          </table:table-cell>
          <table:table-cell office:value-type="string">
            <text:p>ул. Каменецк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office:value-type="string">
            <text:p>ул. Каменецкая, 5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office:value-type="string">
            <text:p>ул. Каменецкая, 5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string">
            <text:p>ул. Каменецкая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32">
            <text:p>332</text:p>
          </table:table-cell>
          <table:table-cell office:value-type="string">
            <text:p>ул. Нижняя береговая, 3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string">
            <text:p>ул. Подольская, 7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string">
            <text:p>ул. Проскуровска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string">
            <text:p>ул. Проскуровс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string">
            <text:p>ул. Проскуровская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string">
            <text:p>ул. Театральная, 10</text:p>
          </table:table-cell>
          <table:table-cell office:value-type="string">
            <text:p>09:00 - 17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32">
            <text:p>332</text:p>
          </table:table-cell>
          <table:table-cell office:value-type="string">
            <text:p>ул. Театральн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32">
            <text:p>332</text:p>
          </table:table-cell>
          <table:table-cell office:value-type="string">
            <text:p>ул. Театральная, 9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32">
            <text:p>332</text:p>
          </table:table-cell>
          <table:table-cell office:value-type="string">
            <text:p>ул. Тернопольская, 15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string">
            <text:p>ул. Толбухин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string">
            <text:p>ул. Чорновола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332">
            <text:p>332</text:p>
          </table:table-cell>
          <table:table-cell office:value-type="string">
            <text:p>ул. Шевченко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32">
            <text:p>332</text:p>
          </table:table-cell>
          <table:table-cell office:value-type="string">
            <text:p>ул. Шевченко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string">
            <text:p>ул. Шевченко, 3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3">
            <text:p>333</text:p>
          </table:table-cell>
          <table:table-cell office:value-type="string">
            <text:p>ул. Мир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3">
            <text:p>333</text:p>
          </table:table-cell>
          <table:table-cell office:value-type="string">
            <text:p>ул. Пирогова, 1 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3">
            <text:p>333</text:p>
          </table:table-cell>
          <table:table-cell office:value-type="string">
            <text:p>ул. Центральн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string">
            <text:p>ул. Карла Маркса, 39/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35">
            <text:p>335</text:p>
          </table:table-cell>
          <table:table-cell office:value-type="string">
            <text:p>ул. Ленина, 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6">
            <text:p>336</text:p>
          </table:table-cell>
          <table:table-cell office:value-type="string">
            <text:p>ул. Транспортная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уристические учреждения и маршруты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37">
            <text:p>337</text:p>
          </table:table-cell>
          <table:table-cell office:value-type="string">
            <text:p>ул. Лысенка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37">
            <text:p>337</text:p>
          </table:table-cell>
          <table:table-cell table:style-name="ce2" office:value-type="string">
            <text:p>ул. Шевченко, 68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37">
            <text:p>337</text:p>
          </table:table-cell>
          <table:table-cell office:value-type="string">
            <text:p>ул. Шевченко, 9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38">
            <text:p>338</text:p>
          </table:table-cell>
          <table:table-cell office:value-type="string">
            <text:p>ул. Ленина, 161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339">
            <text:p>339</text:p>
          </table:table-cell>
          <table:table-cell office:value-type="string">
            <text:p>ул. Киров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  <table:table-cell table:style-name="ce2" office:value-type="string">
            <text:p>ул. Костомарова, 26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Медицинские учреждения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  <table:table-cell table:style-name="ce2" office:value-type="string">
            <text:p>ул. Ленина, 2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40">
            <text:p>340</text:p>
          </table:table-cell>
          <table:table-cell office:value-type="string">
            <text:p>ул. Шевченко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41">
            <text:p>341</text:p>
          </table:table-cell>
          <table:table-cell office:value-type="string">
            <text:p>ул. Устименко, 10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string">
            <text:p>ул. Дахновская, 21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string">
            <text:p>ул. Коробейник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string">
            <text:p>ул. Свердлова, 9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343">
            <text:p>343</text:p>
          </table:table-cell>
          <table:table-cell office:value-type="string">
            <text:p>ул. Ленина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43">
            <text:p>343</text:p>
          </table:table-cell>
          <table:table-cell office:value-type="string">
            <text:p>ул. Ленин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string">
            <text:p>ул. Ленина, 9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43">
            <text:p>343</text:p>
          </table:table-cell>
          <table:table-cell table:style-name="ce2" office:value-type="string">
            <text:p>ул. Октябрьской революции, 22/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string">
            <text:p>ул. Тыщика, 25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44">
            <text:p>344</text:p>
          </table:table-cell>
          <table:table-cell office:value-type="string">
            <text:p>ул. Кирова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345">
            <text:p>345</text:p>
          </table:table-cell>
          <table:table-cell office:value-type="string">
            <text:p>бул. Шевченко, 14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string">
            <text:p>бул. Шевченко, 170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string">
            <text:p>бул. Шевченко, 17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string">
            <text:p>бул. Шевченко, 195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345">
            <text:p>345</text:p>
          </table:table-cell>
          <table:table-cell office:value-type="string">
            <text:p>бул. Шевченко, 20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  <table:table-cell table:style-name="ce2" office:value-type="string">
            <text:p>бул. Шевченко, 20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345">
            <text:p>345</text:p>
          </table:table-cell>
          <table:table-cell office:value-type="string">
            <text:p>бул. Шевченко, 218/2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45">
            <text:p>345</text:p>
          </table:table-cell>
          <table:table-cell office:value-type="string">
            <text:p>бул. Шевченко, 25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string">
            <text:p>бул. Шевченко, 3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 office:value-type="string">
            <text:p>ул. Байды Вишневецкого, 36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45">
            <text:p>345</text:p>
          </table:table-cell>
          <table:table-cell office:value-type="string">
            <text:p>ул. Байды Вишневецкого, 4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345">
            <text:p>345</text:p>
          </table:table-cell>
          <table:table-cell office:value-type="string">
            <text:p>ул. Байды Вишневецкого, 4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45">
            <text:p>345</text:p>
          </table:table-cell>
          <table:table-cell office:value-type="string">
            <text:p>ул. Богдана Хмельницкого, 5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string">
            <text:p>ул. Вербовецкого, 10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345">
            <text:p>345</text:p>
          </table:table-cell>
          <table:table-cell office:value-type="string">
            <text:p>ул. Горького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45">
            <text:p>345</text:p>
          </table:table-cell>
          <table:table-cell office:value-type="string">
            <text:p>ул. Громова, 1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office:value-type="string">
            <text:p>ул. Громова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  <table:table-cell office:value-type="string">
            <text:p>ул. Крещатик, 195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office:value-type="string">
            <text:p>ул. Крещатик, 20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string">
            <text:p>ул. Лазарева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office:value-type="string">
            <text:p>ул. Лазарева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  <table:table-cell table:style-name="ce2" office:value-type="string">
            <text:p>ул. Ленина, 3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345">
            <text:p>345</text:p>
          </table:table-cell>
          <table:table-cell office:value-type="string">
            <text:p>ул. Смелянская, 14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string">
            <text:p>ул. Смелянская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  <table:table-cell table:style-name="ce2" office:value-type="string">
            <text:p>ул. Хрещатик, 205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 office:value-type="string">
            <text:p>ул. Черновола, 5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345">
            <text:p>345</text:p>
          </table:table-cell>
          <table:table-cell office:value-type="string">
            <text:p>ул. Чигиринская, 15</text:p>
          </table:table-cell>
          <table:table-cell office:value-type="string">
            <text:p>10:00 - 19:00</text:p>
          </table:table-cell>
          <table:table-cell office:value-type="string">
            <text:p>Внутренний (тер-я предприятия)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46">
            <text:p>346</text:p>
          </table:table-cell>
          <table:table-cell office:value-type="string">
            <text:p>ул. Ленина, 96/27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347">
            <text:p>347</text:p>
          </table:table-cell>
          <table:table-cell office:value-type="string">
            <text:p>ул. Пролетарская, 5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string">
            <text:p>ул. Черноус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349">
            <text:p>349</text:p>
          </table:table-cell>
          <table:table-cell office:value-type="string">
            <text:p>ул. Ленина, 1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string">
            <text:p>ул. Октябрьская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51">
            <text:p>351</text:p>
          </table:table-cell>
          <table:table-cell table:style-name="ce2" office:value-type="string">
            <text:p>ул. Шевченко, 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string">
            <text:p>ул. Шевченко, 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string">
            <text:p>ул. Вокзальн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string">
            <text:p>ул. Киевская, 17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53">
            <text:p>353</text:p>
          </table:table-cell>
          <table:table-cell office:value-type="string">
            <text:p>пр. Мира, 21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string">
            <text:p>пр. Мира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53">
            <text:p>353</text:p>
          </table:table-cell>
          <table:table-cell office:value-type="string">
            <text:p>пр. Мира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string">
            <text:p>пр. Мира, 9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string">
            <text:p>пр. Победы, 100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53">
            <text:p>353</text:p>
          </table:table-cell>
          <table:table-cell office:value-type="string">
            <text:p>пр. Победы, 1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353">
            <text:p>353</text:p>
          </table:table-cell>
          <table:table-cell office:value-type="string">
            <text:p>пр. Победы, 4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53">
            <text:p>353</text:p>
          </table:table-cell>
          <table:table-cell office:value-type="string">
            <text:p>пр. Победы, 6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string">
            <text:p>пр. Победы, 7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53">
            <text:p>353</text:p>
          </table:table-cell>
          <table:table-cell office:value-type="string">
            <text:p>пр. Победы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table:style-name="ce2" office:value-type="string">
            <text:p>пр. Победы, 96 А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53">
            <text:p>353</text:p>
          </table:table-cell>
          <table:table-cell office:value-type="string">
            <text:p>ул. Гетьмана Полуботка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string">
            <text:p>ул. Комсомольская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string">
            <text:p>ул. Мстиславская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string">
            <text:p>ул. Мстиславская, 25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string">
            <text:p>ул. Одинцов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53">
            <text:p>353</text:p>
          </table:table-cell>
          <table:table-cell office:value-type="string">
            <text:p>ул. Пятниц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table:style-name="ce2" office:value-type="string">
            <text:p>ул. Рокоссовского, 37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table:style-name="ce3" office:value-type="string">
            <text:p>ул. Шевченко, 95</text:p>
          </table:table-cell>
          <table:table-cell table:style-name="ce2" office:value-type="string">
            <text:p>09:00 - 18:00</text:p>
          </table:table-cell>
          <table:table-cell table:style-name="ce2" office:value-type="string">
            <text:p>Внутренний</text:p>
          </table:table-cell>
          <table:table-cell table:style-name="ce2"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53">
            <text:p>353</text:p>
          </table:table-cell>
          <table:table-cell office:value-type="string">
            <text:p>ул. Щорс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54">
            <text:p>354</text:p>
          </table:table-cell>
          <table:table-cell office:value-type="string">
            <text:p>м-н Солнечный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54">
            <text:p>354</text:p>
          </table:table-cell>
          <table:table-cell office:value-type="string">
            <text:p>Управление СТРОЙ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55">
            <text:p>355</text:p>
          </table:table-cell>
          <table:table-cell office:value-type="string">
            <text:p>пр. Независимости, 7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table:style-name="ce2" office:value-type="string">
            <text:p>пр. Независимости, 82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55">
            <text:p>355</text:p>
          </table:table-cell>
          <table:table-cell office:value-type="string">
            <text:p>ул. Гагарина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string">
            <text:p>ул. Головна, 18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string">
            <text:p>ул. Головна, 48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55">
            <text:p>355</text:p>
          </table:table-cell>
          <table:table-cell office:value-type="string">
            <text:p>ул. Головна, 8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355">
            <text:p>355</text:p>
          </table:table-cell>
          <table:table-cell office:value-type="string">
            <text:p>ул. Головна, 9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55">
            <text:p>355</text:p>
          </table:table-cell>
          <table:table-cell office:value-type="string">
            <text:p>ул. Доброго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55">
            <text:p>355</text:p>
          </table:table-cell>
          <table:table-cell office:value-type="string">
            <text:p>ул. Заньковецкой, 1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string">
            <text:p>ул. Кобылянской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55">
            <text:p>355</text:p>
          </table:table-cell>
          <table:table-cell office:value-type="string">
            <text:p>ул. Комаров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55">
            <text:p>355</text:p>
          </table:table-cell>
          <table:table-cell office:value-type="string">
            <text:p>ул. Красноармейская, 16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55">
            <text:p>355</text:p>
          </table:table-cell>
          <table:table-cell office:value-type="string">
            <text:p>ул. Красноармейская, 5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string">
            <text:p>ул. Красноармейская, 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55">
            <text:p>355</text:p>
          </table:table-cell>
          <table:table-cell office:value-type="string">
            <text:p>ул. Первомайская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string">
            <text:p>ул. Прутская, 23 А</text:p>
          </table:table-cell>
          <table:table-cell office:value-type="string">
            <text:p>08:00 - 17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string">
            <text:p>ул. Русская, 25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55">
            <text:p>355</text:p>
          </table:table-cell>
          <table:table-cell office:value-type="string">
            <text:p>ул. Стасюка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table:style-name="ce2" office:value-type="string">
            <text:p>ул. Франка, 1/1</text:p>
          </table:table-cell>
          <table:table-cell table:style-name="ce2" office:value-type="string">
            <text:p>Круглосуточно</text:p>
          </table:table-cell>
          <table:table-cell table:style-name="ce2" office:value-type="string">
            <text:p>Наружный</text:p>
          </table:table-cell>
          <table:table-cell table:style-name="ce2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55">
            <text:p>355</text:p>
          </table:table-cell>
          <table:table-cell office:value-type="string">
            <text:p>ул. Франка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355">
            <text:p>355</text:p>
          </table:table-cell>
          <table:table-cell office:value-type="string">
            <text:p>ул. Шиллер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 table:number-rows-repeated="10457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р.</number:text>
    </number:number-style>
    <number:number-style style:name="N121">
      <number:text>-</number:text>
      <number:number number: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р.</number:text>
    </number:number-style>
    <number:number-style style:name="N124">
      <number:text>-</number:text>
      <number:number number: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р.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integer-digits="1" number:grouping="true"/>
      <number:text>р. </number:text>
    </number:number-style>
    <number:number-style style:name="N133P1" style:volatile="true">
      <number:text>-</number:text>
      <number:number number:decimal-places="0" number:min-integer-digits="1" number:grouping="true"/>
      <number:text>р. </number:text>
    </number:number-style>
    <number:number-style style:name="N133P2" style:volatile="true">
      <number:text> -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р. </number:text>
    </number:number-style>
    <number:number-style style:name="N141P1" style:volatile="true">
      <number:text>-</number:text>
      <number:number number:decimal-places="2" number:min-integer-digits="1" number:grouping="true"/>
      <number:text>р. </number:text>
    </number:number-style>
    <number:number-style style:name="N141P2" style:volatile="true">
      <number:text> -</number:text>
      <number:number number:decimal-places="0" number:min-integer-digits="0"/>
      <number:text>р.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5:13:36</meta:creation-date>
    <dc:date>2014-07-21T16:40:50</dc:date>
    <meta:editing-duration>P0D</meta:editing-duration>
    <meta:editing-cycles>2</meta:editing-cycles>
    <meta:generator>LibreOffice/3.5$Linux_X86_64 LibreOffice_project/350m1$Build-2</meta:generator>
    <meta:document-statistic meta:table-count="3" meta:cell-count="17230" meta:object-count="0"/>
  </office:meta>
</office:document-meta>
</file>